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4246881.0390044" calcext:value-type="float">
            <text:p><text:s/>44,246,881 <text:s/></text:p>
          </table:table-cell>
          <table:table-cell table:style-name="ce50" office:value-type="float" office:value="6599114" calcext:value-type="float">
            <text:p><text:s/>6,599,114 <text:s/></text:p>
          </table:table-cell>
          <table:table-cell table:style-name="ce50" office:value-type="float" office:value="48461977.538" calcext:value-type="float">
            <text:p><text:s/>48,461,978 <text:s/></text:p>
          </table:table-cell>
          <table:table-cell table:style-name="ce50" office:value-type="float" office:value="225579" calcext:value-type="float">
            <text:p><text:s/>225,579 <text:s/></text:p>
          </table:table-cell>
          <table:table-cell table:style-name="ce50" office:value-type="float" office:value="12304174" calcext:value-type="float">
            <text:p><text:s/>12,304,1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3536" calcext:value-type="float">
            <text:p><text:s/>273,53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36488.4444444444" calcext:value-type="float">
            <text:p><text:s/>36,4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80" calcext:value-type="float">
            <text:p><text:s/>1,3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514" calcext:value-type="float">
            <text:p><text:s/>45,51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50995.31568" calcext:value-type="float">
            <text:p><text:s/>150,995 <text:s/></text:p>
          </table:table-cell>
          <table:table-cell table:style-name="ce50" office:value-type="float" office:value="-197234" calcext:value-type="float">
            <text:p><text:s/>-197,234 <text:s/></text:p>
          </table:table-cell>
          <table:table-cell table:style-name="ce50" office:value-type="float" office:value="49537.339" calcext:value-type="float">
            <text:p><text:s/>49,537 <text:s/></text:p>
          </table:table-cell>
          <table:table-cell table:style-name="ce50" office:value-type="float" office:value="32541" calcext:value-type="float">
            <text:p><text:s/>32,541 <text:s/></text:p>
          </table:table-cell>
          <table:table-cell table:style-name="ce50" office:value-type="float" office:value="470240" calcext:value-type="float">
            <text:p><text:s/>470,24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8223" calcext:value-type="float">
            <text:p><text:s/>-8,2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4059397.27888" calcext:value-type="float">
            <text:p><text:s/>44,059,397 <text:s/></text:p>
          </table:table-cell>
          <table:table-cell table:style-name="ce51" office:value-type="float" office:value="6796348" calcext:value-type="float">
            <text:p><text:s/>6,796,348 <text:s/></text:p>
          </table:table-cell>
          <table:table-cell table:style-name="ce51" office:value-type="float" office:value="48412440.199" calcext:value-type="float">
            <text:p><text:s/>48,412,440 <text:s/></text:p>
          </table:table-cell>
          <table:table-cell table:style-name="ce51" office:value-type="float" office:value="191658" calcext:value-type="float">
            <text:p><text:s/>191,658 <text:s/></text:p>
          </table:table-cell>
          <table:table-cell table:style-name="ce51" office:value-type="float" office:value="11833934" calcext:value-type="float">
            <text:p><text:s/>11,833,93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36245" calcext:value-type="float">
            <text:p><text:s/>236,24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40640.517621111" calcext:value-type="float">
            <text:p><text:s/>-140,641 <text:s/></text:p>
          </table:table-cell>
          <table:table-cell table:style-name="ce51" office:value-type="float" office:value="-48459" calcext:value-type="float">
            <text:p><text:s/>-48,459 <text:s/></text:p>
          </table:table-cell>
          <table:table-cell table:style-name="ce51" office:value-type="float" office:value="-316301.973" calcext:value-type="float">
            <text:p><text:s/>-316,302 <text:s/></text:p>
          </table:table-cell>
          <table:table-cell table:style-name="ce51" office:value-type="float" office:value="-116217" calcext:value-type="float">
            <text:p><text:s/>-116,217 <text:s/></text:p>
          </table:table-cell>
          <table:table-cell table:style-name="ce51" office:value-type="float" office:value="369039" calcext:value-type="float">
            <text:p><text:s/>369,039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55248" calcext:value-type="float">
            <text:p><text:s/>-55,24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4023214.2110977" calcext:value-type="float">
            <text:p><text:s/>44,023,214 <text:s/></text:p>
          </table:table-cell>
          <table:table-cell table:style-name="ce50" office:value-type="float" office:value="6844807" calcext:value-type="float">
            <text:p><text:s/>6,844,807 <text:s/></text:p>
          </table:table-cell>
          <table:table-cell table:style-name="ce50" office:value-type="float" office:value="41508807.5589271" calcext:value-type="float">
            <text:p><text:s/>41,508,8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464895" calcext:value-type="float">
            <text:p><text:s/>11,464,89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00802" calcext:value-type="float">
            <text:p><text:s/>5,200,8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758939.80379" calcext:value-type="float">
            <text:p><text:s/>6,758,940 <text:s/></text:p>
          </table:table-cell>
          <table:table-cell table:style-name="ce50" office:value-type="float" office:value="6844807" calcext:value-type="float">
            <text:p><text:s/>6,844,807 <text:s/></text:p>
          </table:table-cell>
          <table:table-cell table:style-name="ce50" office:value-type="float" office:value="1881165.617" calcext:value-type="float">
            <text:p><text:s/>1,881,1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5422395.39777778" calcext:value-type="float">
            <text:p><text:s/>5,422,3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14926" calcext:value-type="float">
            <text:p><text:s/>1,814,9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00802" calcext:value-type="float">
            <text:p><text:s/>5,200,8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2517494.8" calcext:value-type="float">
            <text:p><text:s/>22,517,4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012164" calcext:value-type="float">
            <text:p><text:s/>26,012,1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099616" calcext:value-type="float">
            <text:p><text:s/>11,099,6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854827.057777778" calcext:value-type="float">
            <text:p><text:s/>854,8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65369" calcext:value-type="float">
            <text:p><text:s/>1,265,3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469557.15175217" calcext:value-type="float">
            <text:p><text:s/>8,469,55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535182.9419271" calcext:value-type="float">
            <text:p><text:s/>10,535,18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65279" calcext:value-type="float">
            <text:p><text:s/>365,27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227362.11655556" calcext:value-type="float">
            <text:p><text:s/>8,227,3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055757" calcext:value-type="float">
            <text:p><text:s/>6,055,7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227362.11655556" calcext:value-type="float">
            <text:p><text:s/>8,227,3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055757" calcext:value-type="float">
            <text:p><text:s/>6,055,7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264607.59366667" calcext:value-type="float">
            <text:p><text:s/>1,264,60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01502.335" calcext:value-type="float">
            <text:p><text:s/>601,50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63105.258666667" calcext:value-type="float">
            <text:p><text:s/>663,10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98778.0445555556" calcext:value-type="float">
            <text:p><text:s/>98,77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11836" calcext:value-type="float">
            <text:p><text:s/>111,836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040800.06373672" calcext:value-type="float">
            <text:p><text:s/>7,040,80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219934.61307292" calcext:value-type="float">
            <text:p><text:s/>7,219,935 <text:s/></text:p>
          </table:table-cell>
          <table:table-cell table:style-name="ce52" office:value-type="float" office:value="307875" calcext:value-type="float">
            <text:p><text:s/>307,87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034612" calcext:value-type="float">
            <text:p><text:s/>1,034,61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698135.20818117" calcext:value-type="float">
            <text:p><text:s/>6,698,13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219934.61307292" calcext:value-type="float">
            <text:p><text:s/>7,219,935 <text:s/></text:p>
          </table:table-cell>
          <table:table-cell table:style-name="ce52" office:value-type="float" office:value="287008" calcext:value-type="float">
            <text:p><text:s/>287,008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15208" calcext:value-type="float">
            <text:p><text:s/>615,20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698135.20818117" calcext:value-type="float">
            <text:p><text:s/>6,698,1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19934.61307292" calcext:value-type="float">
            <text:p><text:s/>7,219,935 <text:s/></text:p>
          </table:table-cell>
          <table:table-cell table:style-name="ce50" office:value-type="float" office:value="287008" calcext:value-type="float">
            <text:p><text:s/>287,0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5208" calcext:value-type="float">
            <text:p><text:s/>615,2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8659.5100444445" calcext:value-type="float">
            <text:p><text:s/>48,6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028.88" calcext:value-type="float">
            <text:p><text:s/>72,0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99598.778854066" calcext:value-type="float">
            <text:p><text:s/>399,5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1511.3502774" calcext:value-type="float">
            <text:p><text:s/>591,5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440842.317871222" calcext:value-type="float">
            <text:p><text:s/>440,8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52562.64158569" calcext:value-type="float">
            <text:p><text:s/>652,5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467072.89197197" calcext:value-type="float">
            <text:p><text:s/>2,467,0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43347.1756164" calcext:value-type="float">
            <text:p><text:s/>3,643,3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636586.56079398" calcext:value-type="float">
            <text:p><text:s/>1,636,5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22578.79064898" calcext:value-type="float">
            <text:p><text:s/>2,422,5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68520.3622333771" calcext:value-type="float">
            <text:p>( 68,520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01428.16777967" calcext:value-type="float">
            <text:p>( 101,42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568066.1985606" calcext:value-type="float">
            <text:p>( 1,568,066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321150.62286931" calcext:value-type="float">
            <text:p>( 2,321,15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682608.912549179" calcext:value-type="float">
            <text:p><text:s/>682,6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10440.82449714" calcext:value-type="float">
            <text:p><text:s/>1,010,4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42087.951962145" calcext:value-type="float">
            <text:p><text:s/>142,0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0327.56047028" calcext:value-type="float">
            <text:p><text:s/>210,3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5789.46666666667" calcext:value-type="float">
            <text:p><text:s/>5,789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2018.1333333333" calcext:value-type="float">
            <text:p><text:s/>12,0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790" calcext:value-type="float">
            <text:p><text:s/>17,7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505.28" calcext:value-type="float">
            <text:p><text:s/>4,5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669" calcext:value-type="float">
            <text:p><text:s/>6,6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2659.2355555556" calcext:value-type="float">
            <text:p><text:s/>12,659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8739" calcext:value-type="float">
            <text:p><text:s/>18,73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340798.43128889" calcext:value-type="float">
            <text:p><text:s/>1,340,7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84734.52" calcext:value-type="float">
            <text:p><text:s/>1,984,7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996263.172622222" calcext:value-type="float">
            <text:p><text:s/>996,2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74731.67" calcext:value-type="float">
            <text:p><text:s/>1,474,7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44535.258666667" calcext:value-type="float">
            <text:p><text:s/>344,5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0002.85" calcext:value-type="float">
            <text:p><text:s/>510,0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14878.80290524" calcext:value-type="float">
            <text:p><text:s/>1,814,8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7008" calcext:value-type="float">
            <text:p><text:s/>287,0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5208" calcext:value-type="float">
            <text:p><text:s/>615,2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14878.80290524" calcext:value-type="float">
            <text:p><text:s/>1,814,8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7008" calcext:value-type="float">
            <text:p><text:s/>287,0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5208" calcext:value-type="float">
            <text:p><text:s/>615,2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57101.82635645" calcext:value-type="float">
            <text:p><text:s/>157,1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552.04559343" calcext:value-type="float">
            <text:p><text:s/>232,5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42664.855555556" calcext:value-type="float">
            <text:p><text:s/>342,66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867" calcext:value-type="float">
            <text:p><text:s/>20,8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9404" calcext:value-type="float">
            <text:p><text:s/>419,4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42664.855555556" calcext:value-type="float">
            <text:p><text:s/>342,66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867" calcext:value-type="float">
            <text:p><text:s/>20,8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9404" calcext:value-type="float">
            <text:p><text:s/>419,4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7973207.498153" calcext:value-type="float">
            <text:p><text:s/>127,973,20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7384650.2414263" calcext:value-type="float">
            <text:p><text:s/>97,384,65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551681.2574217" calcext:value-type="float">
            <text:p><text:s/>28,551,68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5819919.509" calcext:value-type="float">
            <text:p><text:s/>95,819,92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0092922.2515783" calcext:value-type="float">
            <text:p><text:s/>70,092,92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726997.2574217" calcext:value-type="float">
            <text:p><text:s/>25,726,99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691236.996795" calcext:value-type="float">
            <text:p><text:s/>2,691,23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91236.996795" calcext:value-type="float">
            <text:p><text:s/>2,691,237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9462050.992358" calcext:value-type="float">
            <text:p><text:s/>29,462,05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600490.993053" calcext:value-type="float">
            <text:p><text:s/>24,600,49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24684" calcext:value-type="float">
            <text:p><text:s/>2,824,68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19779057.691375" calcext:value-type="float">
            <text:p><text:s/>19,779,05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096360.691375" calcext:value-type="float">
            <text:p><text:s/>18,096,36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682697" calcext:value-type="float">
            <text:p><text:s/>1,682,69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19779057.691375" calcext:value-type="float">
            <text:p><text:s/>19,779,05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8096360.691375" calcext:value-type="float">
            <text:p><text:s/>18,096,36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682697" calcext:value-type="float">
            <text:p><text:s/>1,682,69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88911.7355083231" calcext:value-type="float">
            <text:p><text:s/>88,912 <text:s/></text:p>
          </table:table-cell>
          <table:table-cell table:style-name="ce49" office:value-type="float" office:value="5409" calcext:value-type="float">
            <text:p><text:s/>5,409 <text:s/></text:p>
          </table:table-cell>
          <table:table-cell table:style-name="ce49" office:value-type="float" office:value="83502.7355083231" calcext:value-type="float">
            <text:p><text:s/>83,503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950091.9944437" calcext:value-type="float">
            <text:p><text:s/>70,950,092 <text:s/></text:p>
          </table:table-cell>
          <table:table-cell table:style-name="ce50" office:value-type="float" office:value="49472375" calcext:value-type="float">
            <text:p><text:s/>49,472,3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7509.643" calcext:value-type="float">
            <text:p><text:s/>287,5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88587.482" calcext:value-type="float">
            <text:p><text:s/>2,288,58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196423.245789" calcext:value-type="float">
            <text:p><text:s/>19,196,4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6914" calcext:value-type="float">
            <text:p><text:s/>446,9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520.702" calcext:value-type="float">
            <text:p><text:s/>47,52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45578.4" calcext:value-type="float">
            <text:p><text:s/>1,345,5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64634.66666667" calcext:value-type="float">
            <text:p><text:s/>3,164,6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390469.939808269" calcext:value-type="float">
            <text:p><text:s/>-390,470 <text:s/></text:p>
          </table:table-cell>
          <table:table-cell table:style-name="ce50" office:value-type="float" office:value="274800" calcext:value-type="float">
            <text:p><text:s/>274,800 <text:s/></text:p>
          </table:table-cell>
          <table:table-cell table:style-name="ce50" office:value-type="float" office:value="-114.1027793807" calcext:value-type="float">
            <text:p><text:s/>-114 <text:s/></text:p>
          </table:table-cell>
          <table:table-cell table:style-name="ce50" office:value-type="float" office:value="-274018" calcext:value-type="float">
            <text:p><text:s/>-274,0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55590.804" calcext:value-type="float">
            <text:p><text:s/>-55,59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722837.3573047" calcext:value-type="float">
            <text:p><text:s/>47,722,837 <text:s/></text:p>
          </table:table-cell>
          <table:table-cell table:style-name="ce51" office:value-type="float" office:value="49202984" calcext:value-type="float">
            <text:p><text:s/>49,202,984 <text:s/></text:p>
          </table:table-cell>
          <table:table-cell table:style-name="ce51" office:value-type="float" office:value="83616.8382877038" calcext:value-type="float">
            <text:p><text:s/>83,617 <text:s/></text:p>
          </table:table-cell>
          <table:table-cell table:style-name="ce51" office:value-type="float" office:value="114613.643" calcext:value-type="float">
            <text:p><text:s/>114,61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296657.584" calcext:value-type="float">
            <text:p><text:s/>2,296,65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19173.59442333" calcext:value-type="float">
            <text:p><text:s/>4,219,1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6286.006" calcext:value-type="float">
            <text:p><text:s/>176,28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145388.378222693" calcext:value-type="float">
            <text:p><text:s/>-145,388 <text:s/></text:p>
          </table:table-cell>
          <table:table-cell table:style-name="ce51" office:value-type="float" office:value="-19857" calcext:value-type="float">
            <text:p><text:s/>-19,857 <text:s/></text:p>
          </table:table-cell>
          <table:table-cell table:style-name="ce51" office:value-type="float" office:value="1.5307183326" calcext:value-type="float">
            <text:p><text:s/>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06.265427397261" calcext:value-type="float">
            <text:p><text:s/>70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78012.24447382" calcext:value-type="float">
            <text:p><text:s/>678,012 <text:s/></text:p>
          </table:table-cell>
          <table:table-cell table:style-name="ce50" office:value-type="float" office:value="7616993.73667553" calcext:value-type="float">
            <text:p><text:s/>7,616,994 <text:s/></text:p>
          </table:table-cell>
          <table:table-cell table:style-name="ce50" office:value-type="float" office:value="727920.8767608" calcext:value-type="float">
            <text:p><text:s/>727,921 <text:s/></text:p>
          </table:table-cell>
          <table:table-cell table:style-name="ce50" office:value-type="float" office:value="52850389.2203342" calcext:value-type="float">
            <text:p><text:s/>52,850,389 <text:s/></text:p>
          </table:table-cell>
          <table:table-cell table:style-name="ce50" office:value-type="float" office:value="49222841" calcext:value-type="float">
            <text:p><text:s/>49,222,841 <text:s/></text:p>
          </table:table-cell>
          <table:table-cell table:style-name="ce50" office:value-type="float" office:value="83615.3075693712" calcext:value-type="float">
            <text:p><text:s/>83,615 <text:s/></text:p>
          </table:table-cell>
          <table:table-cell table:style-name="ce50" office:value-type="float" office:value="287509.643" calcext:value-type="float">
            <text:p><text:s/>287,510 <text:s/></text:p>
          </table:table-cell>
          <table:table-cell table:style-name="ce50" office:value-type="float" office:value="99295.6009795" calcext:value-type="float">
            <text:p><text:s/>99,2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593965.9505694" calcext:value-type="float">
            <text:p><text:s/>49,593,966 <text:s/></text:p>
          </table:table-cell>
          <table:table-cell table:style-name="ce50" office:value-type="float" office:value="49222841" calcext:value-type="float">
            <text:p><text:s/>49,222,841 <text:s/></text:p>
          </table:table-cell>
          <table:table-cell table:style-name="ce50" office:value-type="float" office:value="83615.3075693712" calcext:value-type="float">
            <text:p><text:s/>83,615 <text:s/></text:p>
          </table:table-cell>
          <table:table-cell table:style-name="ce50" office:value-type="float" office:value="287509.643" calcext:value-type="float">
            <text:p><text:s/>287,51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73847.6" calcext:value-type="float">
            <text:p><text:s/>2,973,8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605.8666666667" calcext:value-type="float">
            <text:p><text:s/>16,6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678012.24447382" calcext:value-type="float">
            <text:p><text:s/>678,012 <text:s/></text:p>
          </table:table-cell>
          <table:table-cell table:style-name="ce51" office:value-type="float" office:value="7616993.73667553" calcext:value-type="float">
            <text:p><text:s/>7,616,994 <text:s/></text:p>
          </table:table-cell>
          <table:table-cell table:style-name="ce51" office:value-type="float" office:value="727920.8767608" calcext:value-type="float">
            <text:p><text:s/>727,921 <text:s/></text:p>
          </table:table-cell>
          <table:table-cell table:style-name="ce51" office:value-type="float" office:value="265969.803098156" calcext:value-type="float">
            <text:p><text:s/>265,97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9295.6009795" calcext:value-type="float">
            <text:p><text:s/>99,29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926832" calcext:value-type="float">
            <text:p><text:s/>2,926,832 <text:s/></text:p>
          </table:table-cell>
          <table:table-cell table:style-name="ce50" office:value-type="float" office:value="21564798" calcext:value-type="float">
            <text:p><text:s/>21,564,798 <text:s/></text:p>
          </table:table-cell>
          <table:table-cell table:style-name="ce50" office:value-type="float" office:value="1395087" calcext:value-type="float">
            <text:p><text:s/>1,395,087 <text:s/></text:p>
          </table:table-cell>
          <table:table-cell table:style-name="ce50" office:value-type="float" office:value="55376691.168999" calcext:value-type="float">
            <text:p><text:s/>55,376,69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2100" calcext:value-type="float">
            <text:p><text:s/>212,100 <text:s/></text:p>
          </table:table-cell>
          <table:table-cell table:style-name="ce50" office:value-type="float" office:value="2412441.309" calcext:value-type="float">
            <text:p><text:s/>2,412,441 <text:s/></text:p>
          </table:table-cell>
          <table:table-cell table:style-name="ce50" office:value-type="float" office:value="1948521.492" calcext:value-type="float">
            <text:p><text:s/>1,948,52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926832" calcext:value-type="float">
            <text:p><text:s/>2,926,832 <text:s/></text:p>
          </table:table-cell>
          <table:table-cell table:style-name="ce50" office:value-type="float" office:value="21564798" calcext:value-type="float">
            <text:p><text:s/>21,564,798 <text:s/></text:p>
          </table:table-cell>
          <table:table-cell table:style-name="ce50" office:value-type="float" office:value="1395087" calcext:value-type="float">
            <text:p><text:s/>1,395,087 <text:s/></text:p>
          </table:table-cell>
          <table:table-cell table:style-name="ce50" office:value-type="float" office:value="51740678.584023" calcext:value-type="float">
            <text:p><text:s/>51,740,6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2100" calcext:value-type="float">
            <text:p><text:s/>212,100 <text:s/></text:p>
          </table:table-cell>
          <table:table-cell table:style-name="ce50" office:value-type="float" office:value="2412441.309" calcext:value-type="float">
            <text:p><text:s/>2,412,441 <text:s/></text:p>
          </table:table-cell>
          <table:table-cell table:style-name="ce50" office:value-type="float" office:value="1848304.43023904" calcext:value-type="float">
            <text:p><text:s/>1,848,30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636012.584976" calcext:value-type="float">
            <text:p><text:s/>3,636,01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00217.061760965" calcext:value-type="float">
            <text:p><text:s/>100,21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34310" calcext:value-type="float">
            <text:p><text:s/>534,310 <text:s/></text:p>
          </table:table-cell>
          <table:table-cell table:style-name="ce50" office:value-type="float" office:value="10892567" calcext:value-type="float">
            <text:p><text:s/>10,892,567 <text:s/></text:p>
          </table:table-cell>
          <table:table-cell table:style-name="ce50" office:value-type="float" office:value="360536" calcext:value-type="float">
            <text:p><text:s/>360,536 <text:s/></text:p>
          </table:table-cell>
          <table:table-cell table:style-name="ce50" office:value-type="float" office:value="3126066.93849521" calcext:value-type="float">
            <text:p><text:s/>3,126,0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13113.11036227" calcext:value-type="float">
            <text:p><text:s/>2,313,113 <text:s/></text:p>
          </table:table-cell>
          <table:table-cell table:style-name="ce50" office:value-type="float" office:value="209891.556690411" calcext:value-type="float">
            <text:p><text:s/>209,89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81.6" calcext:value-type="float">
            <text:p><text:s/>1,88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37649" calcext:value-type="float">
            <text:p><text:s/>437,649 <text:s/></text:p>
          </table:table-cell>
          <table:table-cell table:style-name="ce50" office:value-type="float" office:value="3734303" calcext:value-type="float">
            <text:p><text:s/>3,734,303 <text:s/></text:p>
          </table:table-cell>
          <table:table-cell table:style-name="ce50" office:value-type="float" office:value="360536" calcext:value-type="float">
            <text:p><text:s/>360,536 <text:s/></text:p>
          </table:table-cell>
          <table:table-cell table:style-name="ce50" office:value-type="float" office:value="18286.9333333333" calcext:value-type="float">
            <text:p><text:s/>18,28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96661" calcext:value-type="float">
            <text:p><text:s/>96,661 <text:s/></text:p>
          </table:table-cell>
          <table:table-cell table:style-name="ce50" office:value-type="float" office:value="7158264" calcext:value-type="float">
            <text:p><text:s/>7,158,2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02720.22494289" calcext:value-type="float">
            <text:p><text:s/>3,102,7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13113.11036227" calcext:value-type="float">
            <text:p><text:s/>2,313,113 <text:s/></text:p>
          </table:table-cell>
          <table:table-cell table:style-name="ce50" office:value-type="float" office:value="207922.842" calcext:value-type="float">
            <text:p><text:s/>207,92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31.06666666667" calcext:value-type="float">
            <text:p><text:s/>1,6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47.11355231963" calcext:value-type="float">
            <text:p><text:s/>1,54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968.71469041096" calcext:value-type="float">
            <text:p><text:s/>1,96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15" calcext:value-type="float">
            <text:p><text:s/>215 <text:s/></text:p>
          </table:table-cell>
          <table:table-cell table:style-name="ce52" office:value-type="float" office:value="115277" calcext:value-type="float">
            <text:p><text:s/>115,277 <text:s/></text:p>
          </table:table-cell>
          <table:table-cell table:style-name="ce52" office:value-type="float" office:value="8388" calcext:value-type="float">
            <text:p><text:s/>8,38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714294.75552618" calcext:value-type="float">
            <text:p><text:s/>1,714,295 <text:s/></text:p>
          </table:table-cell>
          <table:table-cell table:style-name="ce52" office:value-type="float" office:value="2939960.26332447" calcext:value-type="float">
            <text:p><text:s/>2,939,960 <text:s/></text:p>
          </table:table-cell>
          <table:table-cell table:style-name="ce52" office:value-type="float" office:value="298242.1232392" calcext:value-type="float">
            <text:p><text:s/>298,242 <text:s/></text:p>
          </table:table-cell>
          <table:table-cell table:style-name="ce52" office:value-type="float" office:value="43049287.1512736" calcext:value-type="float">
            <text:p><text:s/>43,049,287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9204" calcext:value-type="float">
            <text:p><text:s/>39,204 <text:s/></text:p>
          </table:table-cell>
          <table:table-cell table:style-name="ce52" office:value-type="float" office:value="32.59765823" calcext:value-type="float">
            <text:p><text:s/>33 <text:s/></text:p>
          </table:table-cell>
          <table:table-cell table:style-name="ce52" office:value-type="float" office:value="3858295.24788219" calcext:value-type="float">
            <text:p><text:s/>3,858,29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714294.75552618" calcext:value-type="float">
            <text:p><text:s/>1,714,295 <text:s/></text:p>
          </table:table-cell>
          <table:table-cell table:style-name="ce52" office:value-type="float" office:value="2939960.26332447" calcext:value-type="float">
            <text:p><text:s/>2,939,960 <text:s/></text:p>
          </table:table-cell>
          <table:table-cell table:style-name="ce52" office:value-type="float" office:value="298242.1232392" calcext:value-type="float">
            <text:p><text:s/>298,242 <text:s/></text:p>
          </table:table-cell>
          <table:table-cell table:style-name="ce52" office:value-type="float" office:value="18147043.5679156" calcext:value-type="float">
            <text:p><text:s/>18,147,04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32.59765823" calcext:value-type="float">
            <text:p><text:s/>33 <text:s/></text:p>
          </table:table-cell>
          <table:table-cell table:style-name="ce52" office:value-type="float" office:value="2255944.58988219" calcext:value-type="float">
            <text:p><text:s/>2,255,9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714294.75552618" calcext:value-type="float">
            <text:p><text:s/>1,714,295 <text:s/></text:p>
          </table:table-cell>
          <table:table-cell table:style-name="ce50" office:value-type="float" office:value="2939960.26332447" calcext:value-type="float">
            <text:p><text:s/>2,939,960 <text:s/></text:p>
          </table:table-cell>
          <table:table-cell table:style-name="ce50" office:value-type="float" office:value="298242.1232392" calcext:value-type="float">
            <text:p><text:s/>298,242 <text:s/></text:p>
          </table:table-cell>
          <table:table-cell table:style-name="ce50" office:value-type="float" office:value="1964140.85191018" calcext:value-type="float">
            <text:p><text:s/>1,964,14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.59765823" calcext:value-type="float">
            <text:p><text:s/>33 <text:s/></text:p>
          </table:table-cell>
          <table:table-cell table:style-name="ce50" office:value-type="float" office:value="423728.532" calcext:value-type="float">
            <text:p><text:s/>423,7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114.3323166667" calcext:value-type="float">
            <text:p><text:s/>35,1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08.71" calcext:value-type="float">
            <text:p><text:s/>3,8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6298.607371673" calcext:value-type="float">
            <text:p><text:s/>186,2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531.874" calcext:value-type="float">
            <text:p><text:s/>8,5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963.133140864" calcext:value-type="float">
            <text:p><text:s/>161,9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67.116" calcext:value-type="float">
            <text:p><text:s/>1,5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65.63595" calcext:value-type="float">
            <text:p><text:s/>18,4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08.73" calcext:value-type="float">
            <text:p><text:s/>3,6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76.93873333333" calcext:value-type="float">
            <text:p><text:s/>5,2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.36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352.7441558253" calcext:value-type="float">
            <text:p><text:s/>76,3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52.382" calcext:value-type="float">
            <text:p><text:s/>3,4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53.97734" calcext:value-type="float">
            <text:p><text:s/>3,2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48.756" calcext:value-type="float">
            <text:p><text:s/>3,3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2406" calcext:value-type="float">
            <text:p><text:s/>12,4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7929.333881872" calcext:value-type="float">
            <text:p><text:s/>547,92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.59765823" calcext:value-type="float">
            <text:p><text:s/>33 <text:s/></text:p>
          </table:table-cell>
          <table:table-cell table:style-name="ce50" office:value-type="float" office:value="208888.2" calcext:value-type="float">
            <text:p><text:s/>208,8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4676.725320683" calcext:value-type="float">
            <text:p><text:s/>324,6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1806.364" calcext:value-type="float">
            <text:p><text:s/>81,8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22138.861754219" calcext:value-type="float">
            <text:p>( 222,13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1806.364" calcext:value-type="float">
            <text:p>( 81,80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2537.863566464" calcext:value-type="float">
            <text:p>( 102,538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326.5639414245" calcext:value-type="float">
            <text:p><text:s/>92,3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.59765823" calcext:value-type="float">
            <text:p><text:s/>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098.4910797653" calcext:value-type="float">
            <text:p><text:s/>37,0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2406" calcext:value-type="float">
            <text:p><text:s/>12,406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93827.55354" calcext:value-type="float">
            <text:p><text:s/>93,82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27081.836" calcext:value-type="float">
            <text:p><text:s/>127,0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364.3164522222" calcext:value-type="float">
            <text:p><text:s/>69,3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70.482" calcext:value-type="float">
            <text:p><text:s/>4,2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530.8060066667" calcext:value-type="float">
            <text:p><text:s/>36,5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39.556" calcext:value-type="float">
            <text:p><text:s/>4,440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9589.05011" calcext:value-type="float">
            <text:p><text:s/>39,58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896.074" calcext:value-type="float">
            <text:p><text:s/>2,89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5951.417516667" calcext:value-type="float">
            <text:p><text:s/>215,9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462.39" calcext:value-type="float">
            <text:p><text:s/>12,4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906" calcext:value-type="float">
            <text:p><text:s/>30,9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5045.417516667" calcext:value-type="float">
            <text:p><text:s/>185,0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462.39" calcext:value-type="float">
            <text:p><text:s/>12,4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364.66551" calcext:value-type="float">
            <text:p>( 6,36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386.434" calcext:value-type="float">
            <text:p>( 8,386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3434.34344666667" calcext:value-type="float">
            <text:p>( 3,434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479.652" calcext:value-type="float">
            <text:p>( 3,48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01888.75552618" calcext:value-type="float">
            <text:p><text:s/>1,701,889 <text:s/></text:p>
          </table:table-cell>
          <table:table-cell table:style-name="ce50" office:value-type="float" office:value="2939960.26332447" calcext:value-type="float">
            <text:p><text:s/>2,939,960 <text:s/></text:p>
          </table:table-cell>
          <table:table-cell table:style-name="ce50" office:value-type="float" office:value="298242.1232392" calcext:value-type="float">
            <text:p><text:s/>298,242 <text:s/></text:p>
          </table:table-cell>
          <table:table-cell table:style-name="ce50" office:value-type="float" office:value="217359.872236667" calcext:value-type="float">
            <text:p><text:s/>217,3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344.438" calcext:value-type="float">
            <text:p><text:s/>28,3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01888.75552618" calcext:value-type="float">
            <text:p><text:s/>1,701,889 <text:s/></text:p>
          </table:table-cell>
          <table:table-cell table:style-name="ce50" office:value-type="float" office:value="2939960.26332447" calcext:value-type="float">
            <text:p><text:s/>2,939,960 <text:s/></text:p>
          </table:table-cell>
          <table:table-cell table:style-name="ce50" office:value-type="float" office:value="298242.1232392" calcext:value-type="float">
            <text:p><text:s/>298,242 <text:s/></text:p>
          </table:table-cell>
          <table:table-cell table:style-name="ce50" office:value-type="float" office:value="187158.98775" calcext:value-type="float">
            <text:p><text:s/>187,1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680.45" calcext:value-type="float">
            <text:p><text:s/>13,6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200.8844866667" calcext:value-type="float">
            <text:p><text:s/>30,2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663.988" calcext:value-type="float">
            <text:p><text:s/>14,6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020.0171" calcext:value-type="float">
            <text:p>( 9,02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2235.14" calcext:value-type="float">
            <text:p>( 12,23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849.8588333333" calcext:value-type="float">
            <text:p><text:s/>50,8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271.7" calcext:value-type="float">
            <text:p><text:s/>10,27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8199.06756" calcext:value-type="float">
            <text:p><text:s/>8,19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686.904" calcext:value-type="float">
            <text:p><text:s/>3,6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353.9013499253" calcext:value-type="float">
            <text:p><text:s/>55,3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75.986" calcext:value-type="float">
            <text:p><text:s/>3,7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541.6028877778" calcext:value-type="float">
            <text:p><text:s/>30,5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441.074" calcext:value-type="float">
            <text:p><text:s/>7,4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070.63674" calcext:value-type="float">
            <text:p><text:s/>92,0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2828.716" calcext:value-type="float">
            <text:p><text:s/>112,8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2.32000001867" calcext:value-type="float">
            <text:p><text:s/>1,1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952.53026" calcext:value-type="float">
            <text:p><text:s/>61,9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9.084" calcext:value-type="float">
            <text:p><text:s/>69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0580.7690666667" calcext:value-type="float">
            <text:p><text:s/>50,58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48349.9488994" calcext:value-type="float">
            <text:p><text:s/>13,548,3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827.477" calcext:value-type="float">
            <text:p><text:s/>53,8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8576.888888889" calcext:value-type="float">
            <text:p><text:s/>108,5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28405.9933439" calcext:value-type="float">
            <text:p><text:s/>13,228,4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827.477" calcext:value-type="float">
            <text:p><text:s/>53,8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836.5333333333" calcext:value-type="float">
            <text:p><text:s/>18,83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2530.533333333" calcext:value-type="float">
            <text:p><text:s/>192,5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7384.390043333" calcext:value-type="float">
            <text:p><text:s/>427,3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69.034" calcext:value-type="float">
            <text:p><text:s/>5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741.9900433333" calcext:value-type="float">
            <text:p><text:s/>75,7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69.034" calcext:value-type="float">
            <text:p><text:s/>569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51642.4" calcext:value-type="float">
            <text:p><text:s/>351,64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5363.288386356" calcext:value-type="float">
            <text:p><text:s/>995,3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4074.890049315" calcext:value-type="float">
            <text:p><text:s/>134,0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2052.790980801" calcext:value-type="float">
            <text:p><text:s/>452,0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3793.100049315" calcext:value-type="float">
            <text:p><text:s/>133,7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97.2" calcext:value-type="float">
            <text:p><text:s/>3,39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823.0666666667" calcext:value-type="float">
            <text:p><text:s/>10,8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75.4" calcext:value-type="float">
            <text:p><text:s/>9,57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64.46936666667" calcext:value-type="float">
            <text:p><text:s/>4,9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.18" calcext:value-type="float">
            <text:p><text:s/>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4020.954018889" calcext:value-type="float">
            <text:p><text:s/>384,0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.542" calcext:value-type="float">
            <text:p><text:s/>3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0529.407353333" calcext:value-type="float">
            <text:p><text:s/>130,52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29.068" calcext:value-type="float">
            <text:p><text:s/>229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11805.08867624" calcext:value-type="float">
            <text:p><text:s/>1,211,805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43744.65683288" calcext:value-type="float">
            <text:p><text:s/>1,643,7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02243.5833581" calcext:value-type="float">
            <text:p><text:s/>24,902,2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204" calcext:value-type="float">
            <text:p><text:s/>39,2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2350.658" calcext:value-type="float">
            <text:p><text:s/>1,602,3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02243.5833581" calcext:value-type="float">
            <text:p><text:s/>24,902,2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204" calcext:value-type="float">
            <text:p><text:s/>39,2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2350.658" calcext:value-type="float">
            <text:p><text:s/>1,602,3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1260400.3795367" calcext:value-type="float">
            <text:p>( 21,260,40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02350.658" calcext:value-type="float">
            <text:p>( 1,602,35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70288.16114" calcext:value-type="float">
            <text:p><text:s/>670,288 <text:s/></text:p>
          </table:table-cell>
          <table:table-cell table:style-name="ce57" office:value-type="float" office:value="1134218.858587" calcext:value-type="float">
            <text:p><text:s/>1,134,219 <text:s/></text:p>
          </table:table-cell>
          <table:table-cell table:style-name="ce57" office:value-type="float" office:value="232368.979578" calcext:value-type="float">
            <text:p><text:s/>232,369 <text:s/></text:p>
          </table:table-cell>
          <table:table-cell table:style-name="ce57" office:value-type="float" office:value="12710546.497275" calcext:value-type="float">
            <text:p><text:s/>12,710,546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58431.778798" calcext:value-type="float">
            <text:p><text:s/>358,43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595330.882" calcext:value-type="float">
            <text:p><text:s/>11,595,33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7011.300042" calcext:value-type="float">
            <text:p><text:s/>47,01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670288.16114" calcext:value-type="float">
            <text:p><text:s/>670,288 <text:s/></text:p>
          </table:table-cell>
          <table:table-cell table:style-name="ce57" office:value-type="float" office:value="1134218.858587" calcext:value-type="float">
            <text:p><text:s/>1,134,219 <text:s/></text:p>
          </table:table-cell>
          <table:table-cell table:style-name="ce57" office:value-type="float" office:value="232368.979578" calcext:value-type="float">
            <text:p><text:s/>232,369 <text:s/></text:p>
          </table:table-cell>
          <table:table-cell table:style-name="ce57" office:value-type="float" office:value="1068204.315233" calcext:value-type="float">
            <text:p><text:s/>1,068,20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58431.778798" calcext:value-type="float">
            <text:p><text:s/>358,43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36753.601494" calcext:value-type="float">
            <text:p><text:s/>436,75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3855.712933" calcext:value-type="float">
            <text:p><text:s/>43,856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36753.601494" calcext:value-type="float">
            <text:p><text:s/>436,75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3855.712933" calcext:value-type="float">
            <text:p><text:s/>43,856 <text:s/></text:p>
          </table:table-cell>
          <table:table-cell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217280" calcext:value-type="float">
            <text:p><text:s/>16,217,280 <text:s/></text:p>
          </table:table-cell>
          <table:table-cell table:number-columns-repeated="2" table:style-name="ce50" office:value-type="float" office:value="168900" calcext:value-type="float">
            <text:p><text:s/>168,9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3072" calcext:value-type="float">
            <text:p><text:s/>133,0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630558" calcext:value-type="float">
            <text:p><text:s/>5,630,55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37769" calcext:value-type="float">
            <text:p><text:s/>1,037,7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0" calcext:value-type="float">
            <text:p><text:s/>2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560214" calcext:value-type="float">
            <text:p><text:s/>3,560,21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340" calcext:value-type="float">
            <text:p><text:s/>57,340 <text:s/></text:p>
          </table:table-cell>
          <table:table-cell table:number-columns-repeated="2" table:style-name="ce50" office:value-type="float" office:value="-327369.2" calcext:value-type="float">
            <text:p><text:s/>-327,36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3718" calcext:value-type="float">
            <text:p><text:s/>-13,718 <text:s/></text:p>
          </table:table-cell>
          <table:table-cell table:style-name="ce50" office:value-type="float" office:value="-4373" calcext:value-type="float">
            <text:p><text:s/>-4,37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6159940" calcext:value-type="float">
            <text:p><text:s/>16,159,940 <text:s/></text:p>
          </table:table-cell>
          <table:table-cell table:number-columns-repeated="2" table:style-name="ce51" office:value-type="float" office:value="-5134488.8" calcext:value-type="float">
            <text:p><text:s/>-5,134,489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451193" calcext:value-type="float">
            <text:p><text:s/>-4,451,193 <text:s/></text:p>
          </table:table-cell>
          <table:table-cell table:style-name="ce51" office:value-type="float" office:value="4373" calcext:value-type="float">
            <text:p><text:s/>4,37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775223" calcext:value-type="float">
            <text:p><text:s/>3,775,223 <text:s/></text:p>
          </table:table-cell>
          <table:table-cell table:number-columns-repeated="2" table:style-name="ce50" office:value-type="float" office:value="30143" calcext:value-type="float">
            <text:p><text:s/>30,14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501" calcext:value-type="float">
            <text:p><text:s/>13,5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53508" calcext:value-type="float">
            <text:p><text:s/>53,508 <text:s/></text:p>
          </table:table-cell>
          <table:table-cell table:number-columns-repeated="2" table:style-name="ce51" office:value-type="float" office:value="-116336.1" calcext:value-type="float">
            <text:p><text:s/>-116,33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60123" calcext:value-type="float">
            <text:p><text:s/>-60,123 <text:s/></text:p>
          </table:table-cell>
          <table:table-cell table:style-name="ce51" office:value-type="float" office:value="2533" calcext:value-type="float">
            <text:p><text:s/>2,53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836997" calcext:value-type="float">
            <text:p><text:s/>10,836,997 <text:s/></text:p>
          </table:table-cell>
          <table:table-cell table:number-columns-repeated="2" table:style-name="ce50" office:value-type="float" office:value="15336422.7" calcext:value-type="float">
            <text:p><text:s/>15,336,4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30119" calcext:value-type="float">
            <text:p><text:s/>4,730,119 <text:s/></text:p>
          </table:table-cell>
          <table:table-cell table:style-name="ce50" office:value-type="float" office:value="2296" calcext:value-type="float">
            <text:p><text:s/>2,2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836997" calcext:value-type="float">
            <text:p><text:s/>10,836,997 <text:s/></text:p>
          </table:table-cell>
          <table:table-cell table:number-columns-repeated="2" table:style-name="ce50" office:value-type="float" office:value="11342736.6769231" calcext:value-type="float">
            <text:p><text:s/>11,342,73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30119" calcext:value-type="float">
            <text:p><text:s/>4,730,119 <text:s/></text:p>
          </table:table-cell>
          <table:table-cell table:style-name="ce50" office:value-type="float" office:value="2296" calcext:value-type="float">
            <text:p><text:s/>2,29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993686.02307692" calcext:value-type="float">
            <text:p><text:s/>3,993,68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63" calcext:value-type="float">
            <text:p><text:s/>4,0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69" calcext:value-type="float">
            <text:p><text:s/>2,1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882" calcext:value-type="float">
            <text:p><text:s/>1,8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2" calcext:value-type="float">
            <text:p><text:s/>1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3168206" calcext:value-type="float">
            <text:p><text:s/>23,168,206 <text:s/></text:p>
          </table:table-cell>
          <table:table-cell table:number-columns-repeated="2" table:style-name="ce52" office:value-type="float" office:value="10284064" calcext:value-type="float">
            <text:p><text:s/>10,284,064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25548" calcext:value-type="float">
            <text:p><text:s/>325,548 <text:s/></text:p>
          </table:table-cell>
          <table:table-cell table:style-name="ce52" office:value-type="float" office:value="4136" calcext:value-type="float">
            <text:p><text:s/>4,13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10284064" calcext:value-type="float">
            <text:p><text:s/>10,284,064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25548" calcext:value-type="float">
            <text:p><text:s/>325,548 <text:s/></text:p>
          </table:table-cell>
          <table:table-cell table:style-name="ce52" office:value-type="float" office:value="4136" calcext:value-type="float">
            <text:p><text:s/>4,1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123" calcext:value-type="float">
            <text:p><text:s/>6,1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94" calcext:value-type="float">
            <text:p><text:s/>994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9" calcext:value-type="float">
            <text:p><text:s/>3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1" calcext:value-type="float">
            <text:p><text:s/>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5" calcext:value-type="float">
            <text:p><text:s/>4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94" calcext:value-type="float">
            <text:p><text:s/>99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8" calcext:value-type="float">
            <text:p><text:s/>1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6" calcext:value-type="float">
            <text:p><text:s/>1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2" calcext:value-type="float">
            <text:p>( 1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51" calcext:value-type="float">
            <text:p><text:s/>5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74" calcext:value-type="float">
            <text:p><text:s/>3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86" calcext:value-type="float">
            <text:p><text:s/>4,48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22" calcext:value-type="float">
            <text:p><text:s/>52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" calcext:value-type="float">
            <text:p><text:s/>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228254.709" calcext:value-type="float">
            <text:p><text:s/>10,228,2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2149" calcext:value-type="float">
            <text:p><text:s/>122,1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22149" calcext:value-type="float">
            <text:p><text:s/>122,1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228254.709" calcext:value-type="float">
            <text:p><text:s/>10,228,2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542.291" calcext:value-type="float">
            <text:p><text:s/>10,5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542.291" calcext:value-type="float">
            <text:p><text:s/>10,5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9144" calcext:value-type="float">
            <text:p><text:s/>39,1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2405" calcext:value-type="float">
            <text:p><text:s/>202,405 <text:s/></text:p>
          </table:table-cell>
          <table:table-cell table:style-name="ce50" office:value-type="float" office:value="4135" calcext:value-type="float">
            <text:p><text:s/>4,1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543" calcext:value-type="float">
            <text:p><text:s/>1,5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787" calcext:value-type="float">
            <text:p><text:s/>8,7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380" calcext:value-type="float">
            <text:p><text:s/>3,38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6" calcext:value-type="float">
            <text:p><text:s/>12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763" calcext:value-type="float">
            <text:p><text:s/>24,76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2279" calcext:value-type="float">
            <text:p><text:s/>202,2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214" calcext:value-type="float">
            <text:p><text:s/>2,21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592" calcext:value-type="float">
            <text:p><text:s/>2,592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168206" calcext:value-type="float">
            <text:p><text:s/>23,168,2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168206" calcext:value-type="float">
            <text:p><text:s/>23,168,2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3168206" calcext:value-type="float">
            <text:p>( 23,168,20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6182" calcext:value-type="float">
            <text:p><text:s/>46,182 <text:s/></text:p>
          </table:table-cell>
          <table:table-cell table:style-name="ce50" office:value-type="float" office:value="2589595" calcext:value-type="float">
            <text:p><text:s/>2,589,5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1279" calcext:value-type="float">
            <text:p><text:s/>331,279 <text:s/></text:p>
          </table:table-cell>
          <table:table-cell table:style-name="ce50" office:value-type="float" office:value="172320" calcext:value-type="float">
            <text:p><text:s/>172,320 <text:s/></text:p>
          </table:table-cell>
          <table:table-cell table:style-name="ce50" office:value-type="float" office:value="1491442.77348472" calcext:value-type="float">
            <text:p><text:s/>1,491,443 <text:s/></text:p>
          </table:table-cell>
          <table:table-cell table:style-name="ce50" office:value-type="float" office:value="114608" calcext:value-type="float">
            <text:p><text:s/>114,608 <text:s/></text:p>
          </table:table-cell>
          <table:table-cell table:style-name="ce50" office:value-type="float" office:value="55360" calcext:value-type="float">
            <text:p><text:s/>55,360 <text:s/></text:p>
          </table:table-cell>
          <table:table-cell table:style-name="ce50" office:value-type="float" office:value="292710" calcext:value-type="float">
            <text:p><text:s/>292,71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9870708.282" calcext:value-type="float">
            <text:p><text:s/>9,870,708 <text:s/></text:p>
          </table:table-cell>
          <table:table-cell table:style-name="ce50" office:value-type="float" office:value="1621706" calcext:value-type="float">
            <text:p><text:s/>1,621,706 <text:s/></text:p>
          </table:table-cell>
          <table:table-cell table:style-name="ce50" office:value-type="float" office:value="64" calcext:value-type="float">
            <text:p><text:s/>64 <text:s/></text:p>
          </table:table-cell>
          <table:table-cell table:style-name="ce50" office:value-type="float" office:value="712545" calcext:value-type="float">
            <text:p><text:s/>712,545 <text:s/></text:p>
          </table:table-cell>
          <table:table-cell table:style-name="ce50" office:value-type="float" office:value="250248" calcext:value-type="float">
            <text:p><text:s/>250,248 <text:s/></text:p>
          </table:table-cell>
          <table:table-cell table:style-name="ce50" office:value-type="float" office:value="323233.877774775" calcext:value-type="float">
            <text:p><text:s/>323,234 <text:s/></text:p>
          </table:table-cell>
          <table:table-cell table:style-name="ce50" office:value-type="float" office:value="11099" calcext:value-type="float">
            <text:p><text:s/>11,099 <text:s/></text:p>
          </table:table-cell>
          <table:table-cell table:style-name="ce50" office:value-type="float" office:value="542103" calcext:value-type="float">
            <text:p><text:s/>542,103 <text:s/></text:p>
          </table:table-cell>
          <table:table-cell table:style-name="ce50" office:value-type="float" office:value="128443" calcext:value-type="float">
            <text:p><text:s/>128,44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17038" calcext:value-type="float">
            <text:p><text:s/>117,038 <text:s/></text:p>
          </table:table-cell>
          <table:table-cell table:style-name="ce50" office:value-type="float" office:value="1158849" calcext:value-type="float">
            <text:p><text:s/>1,158,849 <text:s/></text:p>
          </table:table-cell>
          <table:table-cell table:style-name="ce50" office:value-type="float" office:value="64" calcext:value-type="float">
            <text:p><text:s/>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69017.227" calcext:value-type="float">
            <text:p><text:s/>169,017 <text:s/></text:p>
          </table:table-cell>
          <table:table-cell table:style-name="ce50" office:value-type="float" office:value="-28553.9162" calcext:value-type="float">
            <text:p><text:s/>-28,554 <text:s/></text:p>
          </table:table-cell>
          <table:table-cell table:style-name="ce50" office:value-type="float" office:value="-3123" calcext:value-type="float">
            <text:p><text:s/>-3,123 <text:s/></text:p>
          </table:table-cell>
          <table:table-cell table:style-name="ce50" office:value-type="float" office:value="27851" calcext:value-type="float">
            <text:p><text:s/>27,851 <text:s/></text:p>
          </table:table-cell>
          <table:table-cell table:style-name="ce50" office:value-type="float" office:value="-46062" calcext:value-type="float">
            <text:p><text:s/>-46,062 <text:s/></text:p>
          </table:table-cell>
          <table:table-cell table:style-name="ce50" office:value-type="float" office:value="2434" calcext:value-type="float">
            <text:p><text:s/>2,4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7996" calcext:value-type="float">
            <text:p><text:s/>-7,996 <text:s/></text:p>
          </table:table-cell>
          <table:table-cell table:style-name="ce50" office:value-type="float" office:value="-197462" calcext:value-type="float">
            <text:p><text:s/>-197,46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0110581.509" calcext:value-type="float">
            <text:p><text:s/>-10,110,582 <text:s/></text:p>
          </table:table-cell>
          <table:table-cell table:style-name="ce51" office:value-type="float" office:value="-162406.0838" calcext:value-type="float">
            <text:p><text:s/>-162,406 <text:s/></text:p>
          </table:table-cell>
          <table:table-cell table:style-name="ce51" office:value-type="float" office:value="2995" calcext:value-type="float">
            <text:p><text:s/>2,995 <text:s/></text:p>
          </table:table-cell>
          <table:table-cell table:style-name="ce51" office:value-type="float" office:value="-409117" calcext:value-type="float">
            <text:p><text:s/>-409,117 <text:s/></text:p>
          </table:table-cell>
          <table:table-cell table:style-name="ce51" office:value-type="float" office:value="-31866" calcext:value-type="float">
            <text:p><text:s/>-31,866 <text:s/></text:p>
          </table:table-cell>
          <table:table-cell table:style-name="ce51" office:value-type="float" office:value="1165774.89570995" calcext:value-type="float">
            <text:p><text:s/>1,165,775 <text:s/></text:p>
          </table:table-cell>
          <table:table-cell table:style-name="ce51" office:value-type="float" office:value="103509" calcext:value-type="float">
            <text:p><text:s/>103,509 <text:s/></text:p>
          </table:table-cell>
          <table:table-cell table:style-name="ce51" office:value-type="float" office:value="-478747" calcext:value-type="float">
            <text:p><text:s/>-478,747 <text:s/></text:p>
          </table:table-cell>
          <table:table-cell table:style-name="ce51" office:value-type="float" office:value="361729" calcext:value-type="float">
            <text:p><text:s/>361,72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1059" calcext:value-type="float">
            <text:p><text:s/>31,059 <text:s/></text:p>
          </table:table-cell>
          <table:table-cell table:style-name="ce50" office:value-type="float" office:value="410962" calcext:value-type="float">
            <text:p><text:s/>410,962 <text:s/></text:p>
          </table:table-cell>
          <table:table-cell table:style-name="ce50" office:value-type="float" office:value="1919" calcext:value-type="float">
            <text:p><text:s/>1,919 <text:s/></text:p>
          </table:table-cell>
          <table:table-cell table:style-name="ce50" office:value-type="float" office:value="673" calcext:value-type="float">
            <text:p><text:s/>6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81" calcext:value-type="float">
            <text:p><text:s/>2,98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6493" calcext:value-type="float">
            <text:p><text:s/>306,49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35575.026" calcext:value-type="float">
            <text:p><text:s/>35,575 <text:s/></text:p>
          </table:table-cell>
          <table:table-cell table:style-name="ce51" office:value-type="float" office:value="-50395.81145625" calcext:value-type="float">
            <text:p><text:s/>-50,39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43733.88161639" calcext:value-type="float">
            <text:p><text:s/>143,734 <text:s/></text:p>
          </table:table-cell>
          <table:table-cell table:style-name="ce50" office:value-type="float" office:value="2736521.49566791" calcext:value-type="float">
            <text:p><text:s/>2,736,5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6755" calcext:value-type="float">
            <text:p><text:s/>96,755 <text:s/></text:p>
          </table:table-cell>
          <table:table-cell table:style-name="ce50" office:value-type="float" office:value="16719.6970055333" calcext:value-type="float">
            <text:p><text:s/>16,72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40903" calcext:value-type="float">
            <text:p><text:s/>140,903 <text:s/></text:p>
          </table:table-cell>
          <table:table-cell table:style-name="ce50" office:value-type="float" office:value="2664692" calcext:value-type="float">
            <text:p><text:s/>2,664,6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568" calcext:value-type="float">
            <text:p><text:s/>15,5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830.88161639" calcext:value-type="float">
            <text:p><text:s/>2,831 <text:s/></text:p>
          </table:table-cell>
          <table:table-cell table:style-name="ce51" office:value-type="float" office:value="56261.49566791" calcext:value-type="float">
            <text:p><text:s/>56,26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6755" calcext:value-type="float">
            <text:p><text:s/>96,755 <text:s/></text:p>
          </table:table-cell>
          <table:table-cell table:style-name="ce51" office:value-type="float" office:value="16719.6970055333" calcext:value-type="float">
            <text:p><text:s/>16,72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002097.535" calcext:value-type="float">
            <text:p><text:s/>16,002,098 <text:s/></text:p>
          </table:table-cell>
          <table:table-cell table:style-name="ce50" office:value-type="float" office:value="5205040.07334375" calcext:value-type="float">
            <text:p><text:s/>5,205,040 <text:s/></text:p>
          </table:table-cell>
          <table:table-cell table:style-name="ce50" office:value-type="float" office:value="946" calcext:value-type="float">
            <text:p><text:s/>946 <text:s/></text:p>
          </table:table-cell>
          <table:table-cell table:style-name="ce50" office:value-type="float" office:value="936566" calcext:value-type="float">
            <text:p><text:s/>936,566 <text:s/></text:p>
          </table:table-cell>
          <table:table-cell table:style-name="ce50" office:value-type="float" office:value="509824" calcext:value-type="float">
            <text:p><text:s/>509,824 <text:s/></text:p>
          </table:table-cell>
          <table:table-cell table:style-name="ce50" office:value-type="float" office:value="87369" calcext:value-type="float">
            <text:p><text:s/>87,3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74946" calcext:value-type="float">
            <text:p><text:s/>1,174,946 <text:s/></text:p>
          </table:table-cell>
          <table:table-cell table:style-name="ce50" office:value-type="float" office:value="1223936.08888889" calcext:value-type="float">
            <text:p><text:s/>1,223,9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5953230.935" calcext:value-type="float">
            <text:p><text:s/>15,953,231 <text:s/></text:p>
          </table:table-cell>
          <table:table-cell table:style-name="ce50" office:value-type="float" office:value="5205040.07334375" calcext:value-type="float">
            <text:p><text:s/>5,205,040 <text:s/></text:p>
          </table:table-cell>
          <table:table-cell table:style-name="ce50" office:value-type="float" office:value="946" calcext:value-type="float">
            <text:p><text:s/>946 <text:s/></text:p>
          </table:table-cell>
          <table:table-cell table:style-name="ce50" office:value-type="float" office:value="936566" calcext:value-type="float">
            <text:p><text:s/>936,566 <text:s/></text:p>
          </table:table-cell>
          <table:table-cell table:style-name="ce50" office:value-type="float" office:value="509824" calcext:value-type="float">
            <text:p><text:s/>509,824 <text:s/></text:p>
          </table:table-cell>
          <table:table-cell table:style-name="ce50" office:value-type="float" office:value="87369" calcext:value-type="float">
            <text:p><text:s/>87,3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74946" calcext:value-type="float">
            <text:p><text:s/>1,174,946 <text:s/></text:p>
          </table:table-cell>
          <table:table-cell table:style-name="ce50" office:value-type="float" office:value="1168609.12888889" calcext:value-type="float">
            <text:p><text:s/>1,168,60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48866.6" calcext:value-type="float">
            <text:p><text:s/>48,86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55326.96" calcext:value-type="float">
            <text:p><text:s/>55,3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2971" calcext:value-type="float">
            <text:p><text:s/>32,971 <text:s/></text:p>
          </table:table-cell>
          <table:table-cell table:style-name="ce50" office:value-type="float" office:value="77271.18578229" calcext:value-type="float">
            <text:p><text:s/>77,2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6681" calcext:value-type="float">
            <text:p><text:s/>546,681 <text:s/></text:p>
          </table:table-cell>
          <table:table-cell table:style-name="ce50" office:value-type="float" office:value="45963.9918833556" calcext:value-type="float">
            <text:p><text:s/>45,9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64" calcext:value-type="float">
            <text:p><text:s/>1,7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144" calcext:value-type="float">
            <text:p><text:s/>17,1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2971" calcext:value-type="float">
            <text:p><text:s/>32,971 <text:s/></text:p>
          </table:table-cell>
          <table:table-cell table:style-name="ce50" office:value-type="float" office:value="58283.18578229" calcext:value-type="float">
            <text:p><text:s/>58,2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6681" calcext:value-type="float">
            <text:p><text:s/>546,681 <text:s/></text:p>
          </table:table-cell>
          <table:table-cell table:style-name="ce50" office:value-type="float" office:value="45963.9918833556" calcext:value-type="float">
            <text:p><text:s/>45,9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0" calcext:value-type="float">
            <text:p><text:s/>8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648177.11838361" calcext:value-type="float">
            <text:p><text:s/>5,648,177 <text:s/></text:p>
          </table:table-cell>
          <table:table-cell table:style-name="ce52" office:value-type="float" office:value="1868275.1195498" calcext:value-type="float">
            <text:p><text:s/>1,868,275 <text:s/></text:p>
          </table:table-cell>
          <table:table-cell table:style-name="ce52" office:value-type="float" office:value="2022" calcext:value-type="float">
            <text:p><text:s/>2,022 <text:s/></text:p>
          </table:table-cell>
          <table:table-cell table:style-name="ce52" office:value-type="float" office:value="526776" calcext:value-type="float">
            <text:p><text:s/>526,776 <text:s/></text:p>
          </table:table-cell>
          <table:table-cell table:style-name="ce52" office:value-type="float" office:value="477958" calcext:value-type="float">
            <text:p><text:s/>477,958 <text:s/></text:p>
          </table:table-cell>
          <table:table-cell table:style-name="ce52" office:value-type="float" office:value="1250162.89570995" calcext:value-type="float">
            <text:p><text:s/>1,250,163 <text:s/></text:p>
          </table:table-cell>
          <table:table-cell table:style-name="ce52" office:value-type="float" office:value="103509" calcext:value-type="float">
            <text:p><text:s/>103,509 <text:s/></text:p>
          </table:table-cell>
          <table:table-cell table:style-name="ce52" office:value-type="float" office:value="52763" calcext:value-type="float">
            <text:p><text:s/>52,763 <text:s/></text:p>
          </table:table-cell>
          <table:table-cell table:style-name="ce52" office:value-type="float" office:value="1216488.4" calcext:value-type="float">
            <text:p><text:s/>1,216,48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648177.11838361" calcext:value-type="float">
            <text:p><text:s/>5,648,177 <text:s/></text:p>
          </table:table-cell>
          <table:table-cell table:style-name="ce52" office:value-type="float" office:value="1868275.1195498" calcext:value-type="float">
            <text:p><text:s/>1,868,27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340" calcext:value-type="float">
            <text:p><text:s/>13,3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10392.11838361" calcext:value-type="float">
            <text:p><text:s/>110,392 <text:s/></text:p>
          </table:table-cell>
          <table:table-cell table:style-name="ce50" office:value-type="float" office:value="1433644.1195498" calcext:value-type="float">
            <text:p><text:s/>1,433,6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340" calcext:value-type="float">
            <text:p><text:s/>13,3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5452" calcext:value-type="float">
            <text:p><text:s/>5,452 <text:s/></text:p>
          </table:table-cell>
          <table:table-cell table:style-name="ce50" office:value-type="float" office:value="25516" calcext:value-type="float">
            <text:p><text:s/>25,5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524.86035313" calcext:value-type="float">
            <text:p><text:s/>3,525 <text:s/></text:p>
          </table:table-cell>
          <table:table-cell table:style-name="ce50" office:value-type="float" office:value="165390.35993633" calcext:value-type="float">
            <text:p><text:s/>165,3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807" calcext:value-type="float">
            <text:p><text:s/>807 <text:s/></text:p>
          </table:table-cell>
          <table:table-cell table:style-name="ce50" office:value-type="float" office:value="150051.20662581" calcext:value-type="float">
            <text:p><text:s/>150,0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5" calcext:value-type="float">
            <text:p><text:s/>45 <text:s/></text:p>
          </table:table-cell>
          <table:table-cell table:style-name="ce50" office:value-type="float" office:value="14778" calcext:value-type="float">
            <text:p><text:s/>14,7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22" calcext:value-type="float">
            <text:p><text:s/>4,9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850" calcext:value-type="float">
            <text:p><text:s/>850 <text:s/></text:p>
          </table:table-cell>
          <table:table-cell table:style-name="ce50" office:value-type="float" office:value="68419.10148658" calcext:value-type="float">
            <text:p><text:s/>68,4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96" calcext:value-type="float">
            <text:p><text:s/>96 <text:s/></text:p>
          </table:table-cell>
          <table:table-cell table:style-name="ce50" office:value-type="float" office:value="644" calcext:value-type="float">
            <text:p><text:s/>6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3595.25803046" calcext:value-type="float">
            <text:p><text:s/>63,595 <text:s/></text:p>
          </table:table-cell>
          <table:table-cell table:style-name="ce50" office:value-type="float" office:value="313647.28997615" calcext:value-type="float">
            <text:p><text:s/>313,6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3445" calcext:value-type="float">
            <text:p><text:s/>63,445 <text:s/></text:p>
          </table:table-cell>
          <table:table-cell table:style-name="ce50" office:value-type="float" office:value="192329.92736939" calcext:value-type="float">
            <text:p><text:s/>192,3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274" calcext:value-type="float">
            <text:p>( 1,274 <text:s/>)</text:p>
          </table:table-cell>
          <table:table-cell table:style-name="ce53" office:value-type="float" office:value="150600.30527583" calcext:value-type="float">
            <text:p>( 150,60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2171" calcext:value-type="float">
            <text:p>( 62,171 <text:s/>)</text:p>
          </table:table-cell>
          <table:table-cell table:style-name="ce53" office:value-type="float" office:value="41729.62209356" calcext:value-type="float">
            <text:p>( 41,73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.25803046" calcext:value-type="float">
            <text:p><text:s/>0 <text:s/></text:p>
          </table:table-cell>
          <table:table-cell table:style-name="ce50" office:value-type="float" office:value="86537.52721948" calcext:value-type="float">
            <text:p><text:s/>86,5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779.83538728" calcext:value-type="float">
            <text:p><text:s/>34,7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50" calcext:value-type="float">
            <text:p><text:s/>150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627" calcext:value-type="float">
            <text:p><text:s/>1,627 <text:s/></text:p>
          </table:table-cell>
          <table:table-cell table:style-name="ce50" office:value-type="float" office:value="59789" calcext:value-type="float">
            <text:p><text:s/>59,7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50" office:value-type="float" office:value="31167" calcext:value-type="float">
            <text:p><text:s/>31,1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39" calcext:value-type="float">
            <text:p><text:s/>39 <text:s/></text:p>
          </table:table-cell>
          <table:table-cell table:style-name="ce54" office:value-type="float" office:value="35079" calcext:value-type="float">
            <text:p><text:s/>35,07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2649" calcext:value-type="float">
            <text:p><text:s/>12,649 <text:s/></text:p>
          </table:table-cell>
          <table:table-cell table:style-name="ce50" office:value-type="float" office:value="182653" calcext:value-type="float">
            <text:p><text:s/>182,6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0937" calcext:value-type="float">
            <text:p><text:s/>10,937 <text:s/></text:p>
          </table:table-cell>
          <table:table-cell table:style-name="ce50" office:value-type="float" office:value="19294" calcext:value-type="float">
            <text:p><text:s/>19,2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12" calcext:value-type="float">
            <text:p><text:s/>1,712 <text:s/></text:p>
          </table:table-cell>
          <table:table-cell table:style-name="ce50" office:value-type="float" office:value="163359" calcext:value-type="float">
            <text:p><text:s/>163,3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95" calcext:value-type="float">
            <text:p>( 195 <text:s/>)</text:p>
          </table:table-cell>
          <table:table-cell table:number-columns-repeated="8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920" calcext:value-type="float">
            <text:p>( 920 <text:s/>)</text:p>
          </table:table-cell>
          <table:table-cell table:number-columns-repeated="8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662" calcext:value-type="float">
            <text:p><text:s/>6,662 <text:s/></text:p>
          </table:table-cell>
          <table:table-cell table:style-name="ce50" office:value-type="float" office:value="165839.49" calcext:value-type="float">
            <text:p><text:s/>165,8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340" calcext:value-type="float">
            <text:p><text:s/>13,34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497" calcext:value-type="float">
            <text:p><text:s/>6,497 <text:s/></text:p>
          </table:table-cell>
          <table:table-cell table:style-name="ce50" office:value-type="float" office:value="147805.49" calcext:value-type="float">
            <text:p><text:s/>147,8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340" calcext:value-type="float">
            <text:p><text:s/>13,34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65" calcext:value-type="float">
            <text:p><text:s/>165 <text:s/></text:p>
          </table:table-cell>
          <table:table-cell table:style-name="ce50" office:value-type="float" office:value="18034" calcext:value-type="float">
            <text:p><text:s/>18,0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80" calcext:value-type="float">
            <text:p><text:s/>180 <text:s/></text:p>
          </table:table-cell>
          <table:table-cell table:style-name="ce50" office:value-type="float" office:value="40415" calcext:value-type="float">
            <text:p><text:s/>40,4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28" calcext:value-type="float">
            <text:p><text:s/>128 <text:s/></text:p>
          </table:table-cell>
          <table:table-cell table:style-name="ce54" office:value-type="float" office:value="4985" calcext:value-type="float">
            <text:p><text:s/>4,98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086" calcext:value-type="float">
            <text:p><text:s/>7,086 <text:s/></text:p>
          </table:table-cell>
          <table:table-cell table:style-name="ce50" office:value-type="float" office:value="42780.40052493" calcext:value-type="float">
            <text:p><text:s/>42,7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3791" calcext:value-type="float">
            <text:p><text:s/>3,791 <text:s/></text:p>
          </table:table-cell>
          <table:table-cell table:style-name="ce50" office:value-type="float" office:value="16527" calcext:value-type="float">
            <text:p><text:s/>16,5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51" calcext:value-type="float">
            <text:p><text:s/>151 <text:s/></text:p>
          </table:table-cell>
          <table:table-cell table:style-name="ce50" office:value-type="float" office:value="8203" calcext:value-type="float">
            <text:p><text:s/>8,2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736.00000002" calcext:value-type="float">
            <text:p><text:s/>736 <text:s/></text:p>
          </table:table-cell>
          <table:table-cell table:style-name="ce50" office:value-type="float" office:value="2.8" calcext:value-type="float">
            <text:p><text:s/>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2959" calcext:value-type="float">
            <text:p><text:s/>2,959 <text:s/></text:p>
          </table:table-cell>
          <table:table-cell table:style-name="ce50" office:value-type="float" office:value="55416" calcext:value-type="float">
            <text:p><text:s/>55,4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7419.471" calcext:value-type="float">
            <text:p><text:s/>47,41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753184.75" calcext:value-type="float">
            <text:p><text:s/>4,753,185 <text:s/></text:p>
          </table:table-cell>
          <table:table-cell table:style-name="ce50" office:value-type="float" office:value="93091" calcext:value-type="float">
            <text:p><text:s/>93,0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633109.75" calcext:value-type="float">
            <text:p><text:s/>4,633,11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20182" calcext:value-type="float">
            <text:p><text:s/>20,18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99893" calcext:value-type="float">
            <text:p><text:s/>99,893 <text:s/></text:p>
          </table:table-cell>
          <table:table-cell table:style-name="ce50" office:value-type="float" office:value="93091" calcext:value-type="float">
            <text:p><text:s/>93,0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408730.25" calcext:value-type="float">
            <text:p><text:s/>408,730 <text:s/></text:p>
          </table:table-cell>
          <table:table-cell table:style-name="ce50" office:value-type="float" office:value="34075" calcext:value-type="float">
            <text:p><text:s/>34,0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67904.25" calcext:value-type="float">
            <text:p><text:s/>67,904 <text:s/></text:p>
          </table:table-cell>
          <table:table-cell table:style-name="ce50" office:value-type="float" office:value="2633" calcext:value-type="float">
            <text:p><text:s/>2,6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40826" calcext:value-type="float">
            <text:p><text:s/>340,826 <text:s/></text:p>
          </table:table-cell>
          <table:table-cell table:style-name="ce51" office:value-type="float" office:value="31442" calcext:value-type="float">
            <text:p><text:s/>31,44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75870" calcext:value-type="float">
            <text:p><text:s/>375,870 <text:s/></text:p>
          </table:table-cell>
          <table:table-cell table:style-name="ce50" office:value-type="float" office:value="307465" calcext:value-type="float">
            <text:p><text:s/>307,4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3474" calcext:value-type="float">
            <text:p><text:s/>103,474 <text:s/></text:p>
          </table:table-cell>
          <table:table-cell table:style-name="ce50" office:value-type="float" office:value="239423" calcext:value-type="float">
            <text:p><text:s/>239,4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321" calcext:value-type="float">
            <text:p><text:s/>321 <text:s/></text:p>
          </table:table-cell>
          <table:table-cell table:style-name="ce50" office:value-type="float" office:value="2904" calcext:value-type="float">
            <text:p><text:s/>2,9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1539" calcext:value-type="float">
            <text:p><text:s/>11,539 <text:s/></text:p>
          </table:table-cell>
          <table:table-cell table:style-name="ce50" office:value-type="float" office:value="50" calcext:value-type="float">
            <text:p><text:s/>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100" calcext:value-type="float">
            <text:p><text:s/>2,10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221" calcext:value-type="float">
            <text:p><text:s/>221 <text:s/></text:p>
          </table:table-cell>
          <table:table-cell table:style-name="ce50" office:value-type="float" office:value="1597" calcext:value-type="float">
            <text:p><text:s/>1,5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92088" calcext:value-type="float">
            <text:p><text:s/>192,088 <text:s/></text:p>
          </table:table-cell>
          <table:table-cell table:style-name="ce50" office:value-type="float" office:value="3233" calcext:value-type="float">
            <text:p><text:s/>3,2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66127" calcext:value-type="float">
            <text:p><text:s/>66,127 <text:s/></text:p>
          </table:table-cell>
          <table:table-cell table:style-name="ce51" office:value-type="float" office:value="60258" calcext:value-type="float">
            <text:p><text:s/>60,25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22" calcext:value-type="float">
            <text:p><text:s/>2,022 <text:s/></text:p>
          </table:table-cell>
          <table:table-cell table:style-name="ce50" office:value-type="float" office:value="526776" calcext:value-type="float">
            <text:p><text:s/>526,776 <text:s/></text:p>
          </table:table-cell>
          <table:table-cell table:style-name="ce50" office:value-type="float" office:value="477958" calcext:value-type="float">
            <text:p><text:s/>477,958 <text:s/></text:p>
          </table:table-cell>
          <table:table-cell table:style-name="ce50" office:value-type="float" office:value="1250162.89570995" calcext:value-type="float">
            <text:p><text:s/>1,250,163 <text:s/></text:p>
          </table:table-cell>
          <table:table-cell table:style-name="ce50" office:value-type="float" office:value="103509" calcext:value-type="float">
            <text:p><text:s/>103,509 <text:s/></text:p>
          </table:table-cell>
          <table:table-cell table:style-name="ce50" office:value-type="float" office:value="52763" calcext:value-type="float">
            <text:p><text:s/>52,763 <text:s/></text:p>
          </table:table-cell>
          <table:table-cell table:style-name="ce50" office:value-type="float" office:value="1203148.4" calcext:value-type="float">
            <text:p><text:s/>1,203,14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22" calcext:value-type="float">
            <text:p><text:s/>2,022 <text:s/></text:p>
          </table:table-cell>
          <table:table-cell table:style-name="ce50" office:value-type="float" office:value="526776" calcext:value-type="float">
            <text:p><text:s/>526,776 <text:s/></text:p>
          </table:table-cell>
          <table:table-cell table:style-name="ce50" office:value-type="float" office:value="477958" calcext:value-type="float">
            <text:p><text:s/>477,958 <text:s/></text:p>
          </table:table-cell>
          <table:table-cell table:style-name="ce50" office:value-type="float" office:value="1250162.89570995" calcext:value-type="float">
            <text:p><text:s/>1,250,163 <text:s/></text:p>
          </table:table-cell>
          <table:table-cell table:style-name="ce50" office:value-type="float" office:value="103509" calcext:value-type="float">
            <text:p><text:s/>103,509 <text:s/></text:p>
          </table:table-cell>
          <table:table-cell table:style-name="ce50" office:value-type="float" office:value="52763" calcext:value-type="float">
            <text:p><text:s/>52,763 <text:s/></text:p>
          </table:table-cell>
          <table:table-cell table:style-name="ce50" office:value-type="float" office:value="1203148.4" calcext:value-type="float">
            <text:p><text:s/>1,203,14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517485.796342889" calcext:value-type="float">
            <text:p><text:s/>517,486 <text:s/></text:p>
          </table:table-cell>
          <table:table-cell table:style-name="ce57" office:value-type="float" office:value="11503594.1368291" calcext:value-type="float">
            <text:p><text:s/>11,503,59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265727.702379" calcext:value-type="float">
            <text:p><text:s/>265,728 <text:s/></text:p>
          </table:table-cell>
          <table:table-cell table:style-name="ce57" office:value-type="float" office:value="65307.082926" calcext:value-type="float">
            <text:p><text:s/>65,30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10183.280361889" calcext:value-type="float">
            <text:p><text:s/>510,183 <text:s/></text:p>
          </table:table-cell>
          <table:table-cell table:style-name="ce57" office:value-type="float" office:value="11085147.6016381" calcext:value-type="float">
            <text:p><text:s/>11,085,14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7011.300042" calcext:value-type="float">
            <text:p><text:s/>47,01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7302.515981" calcext:value-type="float">
            <text:p><text:s/>7,303 <text:s/></text:p>
          </table:table-cell>
          <table:table-cell table:style-name="ce57" office:value-type="float" office:value="371435.235149" calcext:value-type="float">
            <text:p><text:s/>371,43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265727.702379" calcext:value-type="float">
            <text:p><text:s/>265,728 <text:s/></text:p>
          </table:table-cell>
          <table:table-cell table:style-name="ce57" office:value-type="float" office:value="65307.082926" calcext:value-type="float">
            <text:p><text:s/>65,30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1331.179788" calcext:value-type="float">
            <text:p><text:s/>1,331 <text:s/></text:p>
          </table:table-cell>
          <table:table-cell table:style-name="ce57" office:value-type="float" office:value="91100.335385" calcext:value-type="float">
            <text:p><text:s/>91,10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300466.373388" calcext:value-type="float">
            <text:p><text:s/>300,466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1331.179788" calcext:value-type="float">
            <text:p><text:s/>1,331 <text:s/></text:p>
          </table:table-cell>
          <table:table-cell table:style-name="ce51" office:value-type="float" office:value="91100.335385" calcext:value-type="float">
            <text:p><text:s/>91,10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00466.373388" calcext:value-type="float">
            <text:p><text:s/>300,466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78923.232323232" calcext:value-type="float">
            <text:p><text:s/>178,923 <text:s/></text:p>
          </table:table-cell>
          <table:table-cell table:style-name="ce49" office:value-type="float" office:value="265701" calcext:value-type="float">
            <text:p><text:s/>265,70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21789.19874889" calcext:value-type="float">
            <text:p><text:s/>1,621,789 <text:s/></text:p>
          </table:table-cell>
          <table:table-cell table:style-name="ce49" office:value-type="float" office:value="178617.212304444" calcext:value-type="float">
            <text:p><text:s/>178,617 <text:s/></text:p>
          </table:table-cell>
          <table:table-cell table:style-name="ce49" office:value-type="float" office:value="166706.600777778" calcext:value-type="float">
            <text:p><text:s/>166,707 <text:s/></text:p>
          </table:table-cell>
          <table:table-cell table:style-name="ce49" office:value-type="float" office:value="4702.43916666667" calcext:value-type="float">
            <text:p><text:s/>4,702 <text:s/></text:p>
          </table:table-cell>
          <table:table-cell table:style-name="ce49" office:value-type="float" office:value="7208.17236" calcext:value-type="float">
            <text:p><text:s/>7,208 <text:s/></text:p>
          </table:table-cell>
          <table:table-cell table:style-name="ce49" office:value-type="float" office:value="1443171.98644444" calcext:value-type="float">
            <text:p><text:s/>1,443,17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6645281.3774354" calcext:value-type="float">
            <text:p><text:s/>16,645,2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971771.4182148" calcext:value-type="float">
            <text:p><text:s/>21,971,771 <text:s/></text:p>
          </table:table-cell>
          <table:table-cell table:number-columns-repeated="2" table:style-name="ce50" office:value-type="float" office:value="82.5431666666667" calcext:value-type="float">
            <text:p><text:s/>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2.5431666666667" calcext:value-type="float">
            <text:p><text:s/>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40.85322222222" calcext:value-type="float">
            <text:p><text:s/>5,1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40.85322222222" calcext:value-type="float">
            <text:p><text:s/>5,14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89677.0871988271" calcext:value-type="float">
            <text:p><text:s/>89,677 <text:s/></text:p>
          </table:table-cell>
          <table:table-cell table:style-name="ce50" office:value-type="float" office:value="129634.6" calcext:value-type="float">
            <text:p><text:s/>129,635 <text:s/></text:p>
          </table:table-cell>
          <table:table-cell table:style-name="ce50" office:value-type="float" office:value="3142.99954689626" calcext:value-type="float">
            <text:p><text:s/>3,143 <text:s/></text:p>
          </table:table-cell>
          <table:table-cell table:number-columns-repeated="2" table:style-name="ce50" office:value-type="float" office:value="-590.299166666667" calcext:value-type="float">
            <text:p><text:s/>-5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590.299166666667" calcext:value-type="float">
            <text:p><text:s/>-59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6734527.5225598" calcext:value-type="float">
            <text:p><text:s/>16,734,528 <text:s/></text:p>
          </table:table-cell>
          <table:table-cell table:style-name="ce51" office:value-type="float" office:value="136066.4" calcext:value-type="float">
            <text:p><text:s/>136,066 <text:s/></text:p>
          </table:table-cell>
          <table:table-cell table:style-name="ce51" office:value-type="float" office:value="21968628.4186679" calcext:value-type="float">
            <text:p><text:s/>21,968,628 <text:s/></text:p>
          </table:table-cell>
          <table:table-cell table:style-name="ce51" office:value-type="float" office:value="1617321.18786" calcext:value-type="float">
            <text:p><text:s/>1,617,321 <text:s/></text:p>
          </table:table-cell>
          <table:table-cell table:style-name="ce51" office:value-type="float" office:value="174149.201415556" calcext:value-type="float">
            <text:p><text:s/>174,149 <text:s/></text:p>
          </table:table-cell>
          <table:table-cell table:style-name="ce51" office:value-type="float" office:value="166706.600777778" calcext:value-type="float">
            <text:p><text:s/>166,707 <text:s/></text:p>
          </table:table-cell>
          <table:table-cell table:style-name="ce51" office:value-type="float" office:value="234.428277777778" calcext:value-type="float">
            <text:p><text:s/>234 <text:s/></text:p>
          </table:table-cell>
          <table:table-cell table:style-name="ce51" office:value-type="float" office:value="7208.17236" calcext:value-type="float">
            <text:p><text:s/>7,208 <text:s/></text:p>
          </table:table-cell>
          <table:table-cell table:style-name="ce51" office:value-type="float" office:value="1443171.98644444" calcext:value-type="float">
            <text:p><text:s/>1,443,17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7698138.1959605" calcext:value-type="float">
            <text:p><text:s/>17,698,1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361542.4186679" calcext:value-type="float">
            <text:p><text:s/>23,361,542 <text:s/></text:p>
          </table:table-cell>
          <table:table-cell table:number-columns-repeated="2" table:style-name="ce50" office:value-type="float" office:value="146.457266666667" calcext:value-type="float">
            <text:p><text:s/>1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6.457266666667" calcext:value-type="float">
            <text:p><text:s/>14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92453.057744108" calcext:value-type="float">
            <text:p><text:s/>192,453 <text:s/></text:p>
          </table:table-cell>
          <table:table-cell table:style-name="ce51" office:value-type="float" office:value="739.33" calcext:value-type="float">
            <text:p><text:s/>739 <text:s/></text:p>
          </table:table-cell>
          <table:table-cell table:style-name="ce51" office:value-type="float" office:value="253380.854" calcext:value-type="float">
            <text:p><text:s/>253,381 <text:s/></text:p>
          </table:table-cell>
          <table:table-cell table:style-name="ce51" office:value-type="float" office:value="8.11523333333033" calcext:value-type="float">
            <text:p><text:s/>8 <text:s/></text:p>
          </table:table-cell>
          <table:table-cell table:style-name="ce51" office:value-type="float" office:value="8.11523333333333" calcext:value-type="float">
            <text:p><text:s/>8 <text:s/></text:p>
          </table:table-cell>
          <table:table-cell table:style-name="ce51" office:value-type="float" office:value="-0.0000000000003" calcext:value-type="float">
            <text:p><text:s/>-0 <text:s/></text:p>
          </table:table-cell>
          <table:table-cell table:style-name="ce51" office:value-type="float" office:value="8.11523333333363" calcext:value-type="float">
            <text:p><text:s/>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0.000000000003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3525017.3548539" calcext:value-type="float">
            <text:p><text:s/>13,525,017 <text:s/></text:p>
          </table:table-cell>
          <table:table-cell table:style-name="ce50" office:value-type="float" office:value="2164.97710673" calcext:value-type="float">
            <text:p><text:s/>2,165 <text:s/></text:p>
          </table:table-cell>
          <table:table-cell table:style-name="ce50" office:value-type="float" office:value="17851098.4843123" calcext:value-type="float">
            <text:p><text:s/>17,851,098 <text:s/></text:p>
          </table:table-cell>
          <table:table-cell table:style-name="ce50" office:value-type="float" office:value="1184802.21652824" calcext:value-type="float">
            <text:p><text:s/>1,184,802 <text:s/></text:p>
          </table:table-cell>
          <table:table-cell table:style-name="ce50" office:value-type="float" office:value="34154.8037165364" calcext:value-type="float">
            <text:p><text:s/>34,155 <text:s/></text:p>
          </table:table-cell>
          <table:table-cell table:style-name="ce50" office:value-type="float" office:value="28632.8932904006" calcext:value-type="float">
            <text:p><text:s/>28,6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21.91042613573" calcext:value-type="float">
            <text:p><text:s/>5,522 <text:s/></text:p>
          </table:table-cell>
          <table:table-cell table:style-name="ce50" office:value-type="float" office:value="1150647.4128117" calcext:value-type="float">
            <text:p><text:s/>1,150,6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30853.7878787879" calcext:value-type="float">
            <text:p><text:s/>30,8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727" calcext:value-type="float">
            <text:p><text:s/>40,7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3435209.8484848" calcext:value-type="float">
            <text:p><text:s/>13,435,2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734477" calcext:value-type="float">
            <text:p><text:s/>17,734,4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97.817739" calcext:value-type="float">
            <text:p><text:s/>2,19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97.817739" calcext:value-type="float">
            <text:p><text:s/>2,19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416.8455555556" calcext:value-type="float">
            <text:p><text:s/>34,4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416.8455555556" calcext:value-type="float">
            <text:p><text:s/>34,41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58953.7184902811" calcext:value-type="float">
            <text:p><text:s/>58,954 <text:s/></text:p>
          </table:table-cell>
          <table:table-cell table:style-name="ce51" office:value-type="float" office:value="2164.97710673" calcext:value-type="float">
            <text:p><text:s/>2,165 <text:s/></text:p>
          </table:table-cell>
          <table:table-cell table:style-name="ce51" office:value-type="float" office:value="75894.4843123" calcext:value-type="float">
            <text:p><text:s/>75,894 <text:s/></text:p>
          </table:table-cell>
          <table:table-cell table:style-name="ce51" office:value-type="float" office:value="1148187.55323368" calcext:value-type="float">
            <text:p><text:s/>1,148,188 <text:s/></text:p>
          </table:table-cell>
          <table:table-cell table:style-name="ce51" office:value-type="float" office:value="31956.9859775364" calcext:value-type="float">
            <text:p><text:s/>31,957 <text:s/></text:p>
          </table:table-cell>
          <table:table-cell table:style-name="ce51" office:value-type="float" office:value="28632.8932904006" calcext:value-type="float">
            <text:p><text:s/>28,63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324.09268713573" calcext:value-type="float">
            <text:p><text:s/>3,324 <text:s/></text:p>
          </table:table-cell>
          <table:table-cell table:style-name="ce51" office:value-type="float" office:value="1116230.56725615" calcext:value-type="float">
            <text:p><text:s/>1,116,23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7963302.2727273" calcext:value-type="float">
            <text:p><text:s/>17,963,302 <text:s/></text:p>
          </table:table-cell>
          <table:table-cell table:style-name="ce50" office:value-type="float" office:value="1567028.25" calcext:value-type="float">
            <text:p><text:s/>1,567,028 <text:s/></text:p>
          </table:table-cell>
          <table:table-cell table:style-name="ce50" office:value-type="float" office:value="22318645" calcext:value-type="float">
            <text:p><text:s/>22,318,6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7963302.2727273" calcext:value-type="float">
            <text:p><text:s/>17,963,302 <text:s/></text:p>
          </table:table-cell>
          <table:table-cell table:style-name="ce51" office:value-type="float" office:value="1567028.25" calcext:value-type="float">
            <text:p><text:s/>1,567,028 <text:s/></text:p>
          </table:table-cell>
          <table:table-cell table:style-name="ce51" office:value-type="float" office:value="22318645" calcext:value-type="float">
            <text:p><text:s/>22,318,64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61059.39597343" calcext:value-type="float">
            <text:p><text:s/>261,059 <text:s/></text:p>
          </table:table-cell>
          <table:table-cell table:style-name="ce50" office:value-type="float" office:value="1276.49" calcext:value-type="float">
            <text:p><text:s/>1,276 <text:s/></text:p>
          </table:table-cell>
          <table:table-cell table:style-name="ce50" office:value-type="float" office:value="343463.74490715" calcext:value-type="float">
            <text:p><text:s/>343,464 <text:s/></text:p>
          </table:table-cell>
          <table:table-cell table:number-columns-repeated="2" table:style-name="ce50" office:value-type="float" office:value="79.8557777777778" calcext:value-type="float">
            <text:p><text:s/>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.8557777777778" calcext:value-type="float">
            <text:p><text:s/>8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48907.306495316" calcext:value-type="float">
            <text:p><text:s/>248,907 <text:s/></text:p>
          </table:table-cell>
          <table:table-cell table:style-name="ce50" office:value-type="float" office:value="1137" calcext:value-type="float">
            <text:p><text:s/>1,137 <text:s/></text:p>
          </table:table-cell>
          <table:table-cell table:style-name="ce50" office:value-type="float" office:value="327546.97790715" calcext:value-type="float">
            <text:p><text:s/>327,547 <text:s/></text:p>
          </table:table-cell>
          <table:table-cell table:number-columns-repeated="2" table:style-name="ce50" office:value-type="float" office:value="79.8557777777778" calcext:value-type="float">
            <text:p><text:s/>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.8557777777778" calcext:value-type="float">
            <text:p><text:s/>8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12016.6599326599" calcext:value-type="float">
            <text:p><text:s/>12,017 <text:s/></text:p>
          </table:table-cell>
          <table:table-cell table:style-name="ce50" office:value-type="float" office:value="139.49" calcext:value-type="float">
            <text:p><text:s/>139 <text:s/></text:p>
          </table:table-cell>
          <table:table-cell table:style-name="ce50" office:value-type="float" office:value="15738" calcext:value-type="float">
            <text:p><text:s/>15,7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135.429545454545" calcext:value-type="float">
            <text:p><text:s/>13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78.767" calcext:value-type="float">
            <text:p><text:s/>17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021161.79075514" calcext:value-type="float">
            <text:p><text:s/>3,021,162 <text:s/></text:p>
          </table:table-cell>
          <table:table-cell table:style-name="ce52" office:value-type="float" office:value="1698913.85289327" calcext:value-type="float">
            <text:p><text:s/>1,698,914 <text:s/></text:p>
          </table:table-cell>
          <table:table-cell table:style-name="ce52" office:value-type="float" office:value="2477787.91678055" calcext:value-type="float">
            <text:p><text:s/>2,477,788 <text:s/></text:p>
          </table:table-cell>
          <table:table-cell table:style-name="ce52" office:value-type="float" office:value="432284.543053982" calcext:value-type="float">
            <text:p><text:s/>432,285 <text:s/></text:p>
          </table:table-cell>
          <table:table-cell table:style-name="ce52" office:value-type="float" office:value="139759.969421241" calcext:value-type="float">
            <text:p><text:s/>139,760 <text:s/></text:p>
          </table:table-cell>
          <table:table-cell table:style-name="ce52" office:value-type="float" office:value="138073.707487377" calcext:value-type="float">
            <text:p><text:s/>138,07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686.26193386427" calcext:value-type="float">
            <text:p><text:s/>1,686 <text:s/></text:p>
          </table:table-cell>
          <table:table-cell table:style-name="ce52" office:value-type="float" office:value="292524.573632741" calcext:value-type="float">
            <text:p><text:s/>292,52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021161.79075514" calcext:value-type="float">
            <text:p><text:s/>3,021,162 <text:s/></text:p>
          </table:table-cell>
          <table:table-cell table:style-name="ce52" office:value-type="float" office:value="1698913.85289327" calcext:value-type="float">
            <text:p><text:s/>1,698,914 <text:s/></text:p>
          </table:table-cell>
          <table:table-cell table:style-name="ce52" office:value-type="float" office:value="2477787.91678055" calcext:value-type="float">
            <text:p><text:s/>2,477,788 <text:s/></text:p>
          </table:table-cell>
          <table:table-cell table:style-name="ce52" office:value-type="float" office:value="432284.543053982" calcext:value-type="float">
            <text:p><text:s/>432,285 <text:s/></text:p>
          </table:table-cell>
          <table:table-cell table:style-name="ce52" office:value-type="float" office:value="139759.969421241" calcext:value-type="float">
            <text:p><text:s/>139,760 <text:s/></text:p>
          </table:table-cell>
          <table:table-cell table:style-name="ce52" office:value-type="float" office:value="138073.707487377" calcext:value-type="float">
            <text:p><text:s/>138,07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686.26193386427" calcext:value-type="float">
            <text:p><text:s/>1,686 <text:s/></text:p>
          </table:table-cell>
          <table:table-cell table:style-name="ce52" office:value-type="float" office:value="292524.573632741" calcext:value-type="float">
            <text:p><text:s/>292,5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106050.83334774" calcext:value-type="float">
            <text:p><text:s/>2,106,051 <text:s/></text:p>
          </table:table-cell>
          <table:table-cell table:style-name="ce50" office:value-type="float" office:value="555591.47089327" calcext:value-type="float">
            <text:p><text:s/>555,591 <text:s/></text:p>
          </table:table-cell>
          <table:table-cell table:style-name="ce50" office:value-type="float" office:value="2286128.01478055" calcext:value-type="float">
            <text:p><text:s/>2,286,128 <text:s/></text:p>
          </table:table-cell>
          <table:table-cell table:style-name="ce50" office:value-type="float" office:value="432284.543053982" calcext:value-type="float">
            <text:p><text:s/>432,285 <text:s/></text:p>
          </table:table-cell>
          <table:table-cell table:style-name="ce50" office:value-type="float" office:value="139759.969421241" calcext:value-type="float">
            <text:p><text:s/>139,760 <text:s/></text:p>
          </table:table-cell>
          <table:table-cell table:style-name="ce50" office:value-type="float" office:value="138073.707487377" calcext:value-type="float">
            <text:p><text:s/>138,0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86.26193386427" calcext:value-type="float">
            <text:p><text:s/>1,686 <text:s/></text:p>
          </table:table-cell>
          <table:table-cell table:style-name="ce50" office:value-type="float" office:value="292524.573632741" calcext:value-type="float">
            <text:p><text:s/>292,5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56.228956228956" calcext:value-type="float">
            <text:p><text:s/>156 <text:s/></text:p>
          </table:table-cell>
          <table:table-cell table:style-name="ce50" office:value-type="float" office:value="232" calcext:value-type="float">
            <text:p><text:s/>2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82487.7357025387" calcext:value-type="float">
            <text:p><text:s/>82,488 <text:s/></text:p>
          </table:table-cell>
          <table:table-cell table:style-name="ce50" office:value-type="float" office:value="47402.87189327" calcext:value-type="float">
            <text:p><text:s/>47,403 <text:s/></text:p>
          </table:table-cell>
          <table:table-cell table:style-name="ce50" office:value-type="float" office:value="66747.925" calcext:value-type="float">
            <text:p><text:s/>66,748 <text:s/></text:p>
          </table:table-cell>
          <table:table-cell table:number-columns-repeated="3" table:style-name="ce50" office:value-type="float" office:value="19168.8788214712" calcext:value-type="float">
            <text:p><text:s/>19,16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90040.428956229" calcext:value-type="float">
            <text:p><text:s/>90,040 <text:s/></text:p>
          </table:table-cell>
          <table:table-cell table:style-name="ce50" office:value-type="float" office:value="22195.276" calcext:value-type="float">
            <text:p><text:s/>22,195 <text:s/></text:p>
          </table:table-cell>
          <table:table-cell table:style-name="ce50" office:value-type="float" office:value="99124.232" calcext:value-type="float">
            <text:p><text:s/>99,1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986.290656565657" calcext:value-type="float">
            <text:p><text:s/>986 <text:s/></text:p>
          </table:table-cell>
          <table:table-cell table:style-name="ce50" office:value-type="float" office:value="1446.735" calcext:value-type="float">
            <text:p><text:s/>1,447 <text:s/></text:p>
          </table:table-cell>
          <table:table-cell table:style-name="ce50" office:value-type="float" office:value="15.917" calcext:value-type="float">
            <text:p><text:s/>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4204.76220538721" calcext:value-type="float">
            <text:p><text:s/>4,205 <text:s/></text:p>
          </table:table-cell>
          <table:table-cell table:style-name="ce50" office:value-type="float" office:value="2214.467" calcext:value-type="float">
            <text:p><text:s/>2,214 <text:s/></text:p>
          </table:table-cell>
          <table:table-cell table:style-name="ce50" office:value-type="float" office:value="3581.871" calcext:value-type="float">
            <text:p><text:s/>3,5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6777.2448653199" calcext:value-type="float">
            <text:p><text:s/>26,777 <text:s/></text:p>
          </table:table-cell>
          <table:table-cell table:style-name="ce50" office:value-type="float" office:value="10037.797" calcext:value-type="float">
            <text:p><text:s/>10,038 <text:s/></text:p>
          </table:table-cell>
          <table:table-cell table:style-name="ce50" office:value-type="float" office:value="26423.477" calcext:value-type="float">
            <text:p><text:s/>26,423 <text:s/></text:p>
          </table:table-cell>
          <table:table-cell table:style-name="ce50" office:value-type="float" office:value="135553.93574854" calcext:value-type="float">
            <text:p><text:s/>135,554 <text:s/></text:p>
          </table:table-cell>
          <table:table-cell table:number-columns-repeated="2" table:style-name="ce50" office:value-type="float" office:value="118904.828665906" calcext:value-type="float">
            <text:p><text:s/>118,90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649.1070826343" calcext:value-type="float">
            <text:p><text:s/>16,6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3676.12171717172" calcext:value-type="float">
            <text:p><text:s/>3,676 <text:s/></text:p>
          </table:table-cell>
          <table:table-cell table:style-name="ce50" office:value-type="float" office:value="1268.706" calcext:value-type="float">
            <text:p><text:s/>1,269 <text:s/></text:p>
          </table:table-cell>
          <table:table-cell table:style-name="ce50" office:value-type="float" office:value="3724.742" calcext:value-type="float">
            <text:p><text:s/>3,7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514128.933109684" calcext:value-type="float">
            <text:p><text:s/>514,129 <text:s/></text:p>
          </table:table-cell>
          <table:table-cell table:style-name="ce50" office:value-type="float" office:value="49851.717" calcext:value-type="float">
            <text:p><text:s/>49,852 <text:s/></text:p>
          </table:table-cell>
          <table:table-cell table:style-name="ce50" office:value-type="float" office:value="634337.55437145" calcext:value-type="float">
            <text:p><text:s/>634,338 <text:s/></text:p>
          </table:table-cell>
          <table:table-cell table:style-name="ce50" office:value-type="float" office:value="927.096594950863" calcext:value-type="float">
            <text:p><text:s/>927 <text:s/></text:p>
          </table:table-cell>
          <table:table-cell table:style-name="ce50" office:value-type="float" office:value="858.91893386427" calcext:value-type="float">
            <text:p><text:s/>85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58.91893386427" calcext:value-type="float">
            <text:p><text:s/>859 <text:s/></text:p>
          </table:table-cell>
          <table:table-cell table:style-name="ce50" office:value-type="float" office:value="68.1776610865933" calcext:value-type="float">
            <text:p><text:s/>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419817.796925723" calcext:value-type="float">
            <text:p><text:s/>419,818 <text:s/></text:p>
          </table:table-cell>
          <table:table-cell table:style-name="ce50" office:value-type="float" office:value="13625.933" calcext:value-type="float">
            <text:p><text:s/>13,626 <text:s/></text:p>
          </table:table-cell>
          <table:table-cell table:style-name="ce50" office:value-type="float" office:value="542047.55149751" calcext:value-type="float">
            <text:p><text:s/>542,048 <text:s/></text:p>
          </table:table-cell>
          <table:table-cell table:number-columns-repeated="2" table:style-name="ce50" office:value-type="float" office:value="858.91893386427" calcext:value-type="float">
            <text:p><text:s/>85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58.91893386427" calcext:value-type="float">
            <text:p><text:s/>8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95904.951178451" calcext:value-type="float">
            <text:p>( 195,905 <text:s/>)</text:p>
          </table:table-cell>
          <table:table-cell table:style-name="ce53" office:value-type="float" office:value="10852.933" calcext:value-type="float">
            <text:p>( 10,853 <text:s/>)</text:p>
          </table:table-cell>
          <table:table-cell table:style-name="ce53" office:value-type="float" office:value="248947.484" calcext:value-type="float">
            <text:p>( 248,94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223912.845747272" calcext:value-type="float">
            <text:p>( 223,913 <text:s/>)</text:p>
          </table:table-cell>
          <table:table-cell table:style-name="ce53" office:value-type="float" office:value="2773" calcext:value-type="float">
            <text:p>( 2,773 <text:s/>)</text:p>
          </table:table-cell>
          <table:table-cell table:style-name="ce53" office:value-type="float" office:value="293100.06749751" calcext:value-type="float">
            <text:p>( 293,100 <text:s/>)</text:p>
          </table:table-cell>
          <table:table-cell table:number-columns-repeated="2" table:style-name="ce53" office:value-type="float" office:value="858.91893386427" calcext:value-type="float">
            <text:p>( 859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858.91893386427" calcext:value-type="float">
            <text:p>( 859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5588.0471380471" calcext:value-type="float">
            <text:p><text:s/>25,588 <text:s/></text:p>
          </table:table-cell>
          <table:table-cell table:style-name="ce50" office:value-type="float" office:value="31183" calcext:value-type="float">
            <text:p><text:s/>31,183 <text:s/></text:p>
          </table:table-cell>
          <table:table-cell table:style-name="ce50" office:value-type="float" office:value="6058" calcext:value-type="float">
            <text:p><text:s/>6,0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68723.0890459141" calcext:value-type="float">
            <text:p><text:s/>68,723 <text:s/></text:p>
          </table:table-cell>
          <table:table-cell table:style-name="ce50" office:value-type="float" office:value="5042.784" calcext:value-type="float">
            <text:p><text:s/>5,043 <text:s/></text:p>
          </table:table-cell>
          <table:table-cell table:style-name="ce50" office:value-type="float" office:value="86232.00287394" calcext:value-type="float">
            <text:p><text:s/>86,232 <text:s/></text:p>
          </table:table-cell>
          <table:table-cell table:style-name="ce50" office:value-type="float" office:value="68.1776610865933" calcext:value-type="float">
            <text:p><text:s/>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8.1776610865933" calcext:value-type="float">
            <text:p><text:s/>6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66595.0538720539" calcext:value-type="float">
            <text:p><text:s/>66,595 <text:s/></text:p>
          </table:table-cell>
          <table:table-cell table:style-name="ce50" office:value-type="float" office:value="18840.707" calcext:value-type="float">
            <text:p><text:s/>18,841 <text:s/></text:p>
          </table:table-cell>
          <table:table-cell table:style-name="ce50" office:value-type="float" office:value="71158.176" calcext:value-type="float">
            <text:p><text:s/>71,1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8287.8624579125" calcext:value-type="float">
            <text:p><text:s/>48,288 <text:s/></text:p>
          </table:table-cell>
          <table:table-cell table:style-name="ce50" office:value-type="float" office:value="2330.492" calcext:value-type="float">
            <text:p><text:s/>2,330 <text:s/></text:p>
          </table:table-cell>
          <table:table-cell table:style-name="ce50" office:value-type="float" office:value="61668.43" calcext:value-type="float">
            <text:p><text:s/>61,6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61995.56986532" calcext:value-type="float">
            <text:p><text:s/>161,996 <text:s/></text:p>
          </table:table-cell>
          <table:table-cell table:style-name="ce54" office:value-type="float" office:value="19216.744" calcext:value-type="float">
            <text:p><text:s/>19,217 <text:s/></text:p>
          </table:table-cell>
          <table:table-cell table:style-name="ce54" office:value-type="float" office:value="196752.602" calcext:value-type="float">
            <text:p><text:s/>196,75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2850.116414141" calcext:value-type="float">
            <text:p><text:s/>172,850 <text:s/></text:p>
          </table:table-cell>
          <table:table-cell table:style-name="ce50" office:value-type="float" office:value="166987.38" calcext:value-type="float">
            <text:p><text:s/>166,987 <text:s/></text:p>
          </table:table-cell>
          <table:table-cell table:style-name="ce50" office:value-type="float" office:value="79728.927" calcext:value-type="float">
            <text:p><text:s/>79,7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6034.1816498316" calcext:value-type="float">
            <text:p><text:s/>16,034 <text:s/></text:p>
          </table:table-cell>
          <table:table-cell table:style-name="ce50" office:value-type="float" office:value="1886.015" calcext:value-type="float">
            <text:p><text:s/>1,886 <text:s/></text:p>
          </table:table-cell>
          <table:table-cell table:style-name="ce50" office:value-type="float" office:value="19488.662" calcext:value-type="float">
            <text:p><text:s/>19,4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56815.93476431" calcext:value-type="float">
            <text:p><text:s/>156,816 <text:s/></text:p>
          </table:table-cell>
          <table:table-cell table:style-name="ce50" office:value-type="float" office:value="165101.365" calcext:value-type="float">
            <text:p><text:s/>165,101 <text:s/></text:p>
          </table:table-cell>
          <table:table-cell table:style-name="ce50" office:value-type="float" office:value="60240.265" calcext:value-type="float">
            <text:p><text:s/>60,2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2644.6312289562" calcext:value-type="float">
            <text:p>( 52,645 <text:s/>)</text:p>
          </table:table-cell>
          <table:table-cell table:style-name="ce53" office:value-type="float" office:value="68150.365" calcext:value-type="float">
            <text:p>( 68,150 <text:s/>)</text:p>
          </table:table-cell>
          <table:table-cell table:style-name="ce53" office:value-type="float" office:value="8912.811" calcext:value-type="float">
            <text:p>( 8,91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3049.1303872054" calcext:value-type="float">
            <text:p>( 43,049 <text:s/>)</text:p>
          </table:table-cell>
          <table:table-cell table:style-name="ce55" office:value-type="float" office:value="37043" calcext:value-type="float">
            <text:p>( 37,043 <text:s/>)</text:p>
          </table:table-cell>
          <table:table-cell table:style-name="ce55" office:value-type="float" office:value="23897.741" calcext:value-type="float">
            <text:p>( 23,898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402915.005276254" calcext:value-type="float">
            <text:p><text:s/>402,915 <text:s/></text:p>
          </table:table-cell>
          <table:table-cell table:style-name="ce50" office:value-type="float" office:value="27546.205" calcext:value-type="float">
            <text:p><text:s/>27,546 <text:s/></text:p>
          </table:table-cell>
          <table:table-cell table:style-name="ce50" office:value-type="float" office:value="507362.2914091" calcext:value-type="float">
            <text:p><text:s/>507,3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353879.001740901" calcext:value-type="float">
            <text:p><text:s/>353,879 <text:s/></text:p>
          </table:table-cell>
          <table:table-cell table:style-name="ce50" office:value-type="float" office:value="19911.439" calcext:value-type="float">
            <text:p><text:s/>19,911 <text:s/></text:p>
          </table:table-cell>
          <table:table-cell table:style-name="ce50" office:value-type="float" office:value="449421.2254091" calcext:value-type="float">
            <text:p><text:s/>449,4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49036.0035353535" calcext:value-type="float">
            <text:p><text:s/>49,036 <text:s/></text:p>
          </table:table-cell>
          <table:table-cell table:style-name="ce50" office:value-type="float" office:value="7634.766" calcext:value-type="float">
            <text:p><text:s/>7,635 <text:s/></text:p>
          </table:table-cell>
          <table:table-cell table:style-name="ce50" office:value-type="float" office:value="57941.066" calcext:value-type="float">
            <text:p><text:s/>57,9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32939.0243265993" calcext:value-type="float">
            <text:p>( 32,939 <text:s/>)</text:p>
          </table:table-cell>
          <table:table-cell table:style-name="ce53" office:value-type="float" office:value="1843.766" calcext:value-type="float">
            <text:p>( 1,844 <text:s/>)</text:p>
          </table:table-cell>
          <table:table-cell table:style-name="ce53" office:value-type="float" office:value="41840.609" calcext:value-type="float">
            <text:p>( 41,84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26900.683670034" calcext:value-type="float">
            <text:p><text:s/>126,901 <text:s/></text:p>
          </table:table-cell>
          <table:table-cell table:style-name="ce50" office:value-type="float" office:value="28190.984" calcext:value-type="float">
            <text:p><text:s/>28,191 <text:s/></text:p>
          </table:table-cell>
          <table:table-cell table:style-name="ce50" office:value-type="float" office:value="142450.25" calcext:value-type="float">
            <text:p><text:s/>142,4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6769.20471380471" calcext:value-type="float">
            <text:p><text:s/>6,769 <text:s/></text:p>
          </table:table-cell>
          <table:table-cell table:style-name="ce54" office:value-type="float" office:value="7069.075" calcext:value-type="float">
            <text:p><text:s/>7,069 <text:s/></text:p>
          </table:table-cell>
          <table:table-cell table:style-name="ce54" office:value-type="float" office:value="2651.728" calcext:value-type="float">
            <text:p><text:s/>2,652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21644.923316498" calcext:value-type="float">
            <text:p><text:s/>221,645 <text:s/></text:p>
          </table:table-cell>
          <table:table-cell table:style-name="ce50" office:value-type="float" office:value="119830.205" calcext:value-type="float">
            <text:p><text:s/>119,830 <text:s/></text:p>
          </table:table-cell>
          <table:table-cell table:style-name="ce50" office:value-type="float" office:value="186055.561" calcext:value-type="float">
            <text:p><text:s/>186,0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80101.2757575758" calcext:value-type="float">
            <text:p>( 80,101 <text:s/>)</text:p>
          </table:table-cell>
          <table:table-cell table:style-name="ce53" office:value-type="float" office:value="28365.012" calcext:value-type="float">
            <text:p>( 28,365 <text:s/>)</text:p>
          </table:table-cell>
          <table:table-cell table:style-name="ce53" office:value-type="float" office:value="80520.34" calcext:value-type="float">
            <text:p>( 80,52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9026.4647306397" calcext:value-type="float">
            <text:p><text:s/>29,026 <text:s/></text:p>
          </table:table-cell>
          <table:table-cell table:style-name="ce50" office:value-type="float" office:value="22931.681" calcext:value-type="float">
            <text:p><text:s/>22,932 <text:s/></text:p>
          </table:table-cell>
          <table:table-cell table:style-name="ce50" office:value-type="float" office:value="17931.217" calcext:value-type="float">
            <text:p><text:s/>17,9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00863.321380471" calcext:value-type="float">
            <text:p><text:s/>100,863 <text:s/></text:p>
          </table:table-cell>
          <table:table-cell table:style-name="ce50" office:value-type="float" office:value="4678" calcext:value-type="float">
            <text:p><text:s/>4,678 <text:s/></text:p>
          </table:table-cell>
          <table:table-cell table:style-name="ce50" office:value-type="float" office:value="128981.362" calcext:value-type="float">
            <text:p><text:s/>128,98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6634.63188902" calcext:value-type="float">
            <text:p><text:s/>276,635 <text:s/></text:p>
          </table:table-cell>
          <table:table-cell table:style-name="ce50" office:value-type="float" office:value="827.343" calcext:value-type="float">
            <text:p><text:s/>82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27.343" calcext:value-type="float">
            <text:p><text:s/>827 <text:s/></text:p>
          </table:table-cell>
          <table:table-cell table:style-name="ce50" office:value-type="float" office:value="275807.28888902" calcext:value-type="float">
            <text:p><text:s/>275,8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45744.8814814815" calcext:value-type="float">
            <text:p><text:s/>45,745 <text:s/></text:p>
          </table:table-cell>
          <table:table-cell table:style-name="ce51" office:value-type="float" office:value="3320.428" calcext:value-type="float">
            <text:p><text:s/>3,320 <text:s/></text:p>
          </table:table-cell>
          <table:table-cell table:style-name="ce51" office:value-type="float" office:value="57431.752" calcext:value-type="float">
            <text:p><text:s/>57,43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2791.025" calcext:value-type="float">
            <text:p><text:s/>2,7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84.153" calcext:value-type="float">
            <text:p><text:s/>3,6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2791.025" calcext:value-type="float">
            <text:p><text:s/>2,7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84.153" calcext:value-type="float">
            <text:p><text:s/>3,6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67264.047138047" calcext:value-type="float">
            <text:p><text:s/>367,264 <text:s/></text:p>
          </table:table-cell>
          <table:table-cell table:style-name="ce50" office:value-type="float" office:value="395423.26" calcext:value-type="float">
            <text:p><text:s/>395,423 <text:s/></text:p>
          </table:table-cell>
          <table:table-cell table:style-name="ce50" office:value-type="float" office:value="133301.2" calcext:value-type="float">
            <text:p><text:s/>133,3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319672.061952862" calcext:value-type="float">
            <text:p><text:s/>319,672 <text:s/></text:p>
          </table:table-cell>
          <table:table-cell table:style-name="ce50" office:value-type="float" office:value="338777.363" calcext:value-type="float">
            <text:p><text:s/>338,777 <text:s/></text:p>
          </table:table-cell>
          <table:table-cell table:style-name="ce50" office:value-type="float" office:value="120831.688" calcext:value-type="float">
            <text:p><text:s/>120,8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607.823569023569" calcext:value-type="float">
            <text:p><text:s/>608 <text:s/></text:p>
          </table:table-cell>
          <table:table-cell table:style-name="ce50" office:value-type="float" office:value="902.618" calcext:value-type="float">
            <text:p><text:s/>9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298.635437710438" calcext:value-type="float">
            <text:p><text:s/>299 <text:s/></text:p>
          </table:table-cell>
          <table:table-cell table:style-name="ce50" office:value-type="float" office:value="426.953" calcext:value-type="float">
            <text:p><text:s/>427 <text:s/></text:p>
          </table:table-cell>
          <table:table-cell table:style-name="ce50" office:value-type="float" office:value="14.685" calcext:value-type="float">
            <text:p><text:s/>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5692.4878787879" calcext:value-type="float">
            <text:p><text:s/>25,692 <text:s/></text:p>
          </table:table-cell>
          <table:table-cell table:style-name="ce50" office:value-type="float" office:value="31561.596" calcext:value-type="float">
            <text:p><text:s/>31,562 <text:s/></text:p>
          </table:table-cell>
          <table:table-cell table:style-name="ce50" office:value-type="float" office:value="5859.332" calcext:value-type="float">
            <text:p><text:s/>5,85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2867.0947811448" calcext:value-type="float">
            <text:p><text:s/>12,867 <text:s/></text:p>
          </table:table-cell>
          <table:table-cell table:style-name="ce50" office:value-type="float" office:value="16424.387" calcext:value-type="float">
            <text:p><text:s/>16,424 <text:s/></text:p>
          </table:table-cell>
          <table:table-cell table:style-name="ce50" office:value-type="float" office:value="2385.11" calcext:value-type="float">
            <text:p><text:s/>2,3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8125.94351851852" calcext:value-type="float">
            <text:p><text:s/>8,126 <text:s/></text:p>
          </table:table-cell>
          <table:table-cell table:style-name="ce51" office:value-type="float" office:value="7330.343" calcext:value-type="float">
            <text:p><text:s/>7,330 <text:s/></text:p>
          </table:table-cell>
          <table:table-cell table:style-name="ce51" office:value-type="float" office:value="4210.385" calcext:value-type="float">
            <text:p><text:s/>4,21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45055.88526936" calcext:value-type="float">
            <text:p><text:s/>545,056 <text:s/></text:p>
          </table:table-cell>
          <table:table-cell table:style-name="ce52" office:value-type="float" office:value="747899.122" calcext:value-type="float">
            <text:p><text:s/>747,899 <text:s/></text:p>
          </table:table-cell>
          <table:table-cell table:style-name="ce52" office:value-type="float" office:value="54674.549" calcext:value-type="float">
            <text:p><text:s/>54,67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91428026.213145" calcext:value-type="float">
            <text:p><text:s/>91,428,026 <text:s/></text:p>
          </table:table-cell>
          <table:table-cell table:style-name="ce57" office:value-type="float" office:value="21006" calcext:value-type="float">
            <text:p><text:s/>21,006 <text:s/></text:p>
          </table:table-cell>
          <table:table-cell table:style-name="ce57" office:value-type="float" office:value="91407020.213145" calcext:value-type="float">
            <text:p><text:s/>91,407,020 <text:s/></text:p>
          </table:table-cell>
          <table:table-cell table:style-name="ce57" office:value-type="float" office:value="3528706.937385" calcext:value-type="float">
            <text:p><text:s/>3,528,707 <text:s/></text:p>
          </table:table-cell>
          <table:table-cell table:style-name="ce57" office:value-type="float" office:value="187700.592504" calcext:value-type="float">
            <text:p><text:s/>187,701 <text:s/></text:p>
          </table:table-cell>
          <table:table-cell table:style-name="ce57" office:value-type="float" office:value="169450.963913" calcext:value-type="float">
            <text:p><text:s/>169,45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249.628591" calcext:value-type="float">
            <text:p><text:s/>18,250 <text:s/></text:p>
          </table:table-cell>
          <table:table-cell table:style-name="ce57" office:value-type="float" office:value="3341006.344881" calcext:value-type="float">
            <text:p><text:s/>3,341,006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0961777.625" calcext:value-type="float">
            <text:p><text:s/>90,961,77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0961777.625" calcext:value-type="float">
            <text:p><text:s/>90,961,778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number-columns-repeated="2" table:style-name="ce57" office:value-type="float" office:value="5070.13" calcext:value-type="float">
            <text:p><text:s/>5,070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5070.13" calcext:value-type="float">
            <text:p><text:s/>5,07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2144.70316" calcext:value-type="float">
            <text:p><text:s/>92,14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92144.70316" calcext:value-type="float">
            <text:p><text:s/>92,145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66248.588145" calcext:value-type="float">
            <text:p><text:s/>466,249 <text:s/></text:p>
          </table:table-cell>
          <table:table-cell table:style-name="ce57" office:value-type="float" office:value="21006" calcext:value-type="float">
            <text:p><text:s/>21,006 <text:s/></text:p>
          </table:table-cell>
          <table:table-cell table:style-name="ce57" office:value-type="float" office:value="445242.588145" calcext:value-type="float">
            <text:p><text:s/>445,243 <text:s/></text:p>
          </table:table-cell>
          <table:table-cell table:style-name="ce57" office:value-type="float" office:value="3431492.104225" calcext:value-type="float">
            <text:p><text:s/>3,431,492 <text:s/></text:p>
          </table:table-cell>
          <table:table-cell table:style-name="ce57" office:value-type="float" office:value="182630.462504" calcext:value-type="float">
            <text:p><text:s/>182,630 <text:s/></text:p>
          </table:table-cell>
          <table:table-cell table:style-name="ce57" office:value-type="float" office:value="169450.963913" calcext:value-type="float">
            <text:p><text:s/>169,45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179.498591" calcext:value-type="float">
            <text:p><text:s/>13,179 <text:s/></text:p>
          </table:table-cell>
          <table:table-cell table:style-name="ce57" office:value-type="float" office:value="3248861.641721" calcext:value-type="float">
            <text:p><text:s/>3,248,86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8712.707095" calcext:value-type="float">
            <text:p><text:s/>98,71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98712.707095" calcext:value-type="float">
            <text:p><text:s/>98,713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8712.707095" calcext:value-type="float">
            <text:p><text:s/>98,71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98712.707095" calcext:value-type="float">
            <text:p><text:s/>98,713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446814.787" calcext:value-type="float">
            <text:p><text:s/>5,446,815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67452.949" calcext:value-type="float">
            <text:p><text:s/>1,667,453 <text:s/></text:p>
          </table:table-cell>
          <table:table-cell table:style-name="ce49" office:value-type="float" office:value="1722458.624" calcext:value-type="float">
            <text:p><text:s/>1,722,459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2445530.8" calcext:value-type="float">
            <text:p><text:s/>22,445,5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2445530.8" calcext:value-type="float">
            <text:p><text:s/>22,445,531 <text:s/></text:p>
          </table:table-cell>
          <table:table-cell table:style-name="ce51" office:value-type="float" office:value="5446814.787" calcext:value-type="float">
            <text:p><text:s/>5,446,81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667452.949" calcext:value-type="float">
            <text:p><text:s/>1,667,453 <text:s/></text:p>
          </table:table-cell>
          <table:table-cell table:style-name="ce51" office:value-type="float" office:value="1722458.624" calcext:value-type="float">
            <text:p><text:s/>1,722,45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4456.676" calcext:value-type="float">
            <text:p><text:s/>34,45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2445530.8" calcext:value-type="float">
            <text:p><text:s/>22,445,531 <text:s/></text:p>
          </table:table-cell>
          <table:table-cell table:style-name="ce50" office:value-type="float" office:value="8780491.787" calcext:value-type="float">
            <text:p><text:s/>8,780,4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67452.949" calcext:value-type="float">
            <text:p><text:s/>1,667,453 <text:s/></text:p>
          </table:table-cell>
          <table:table-cell table:style-name="ce50" office:value-type="float" office:value="1722458.624" calcext:value-type="float">
            <text:p><text:s/>1,722,4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2445530.8" calcext:value-type="float">
            <text:p><text:s/>22,445,531 <text:s/></text:p>
          </table:table-cell>
          <table:table-cell table:style-name="ce50" office:value-type="float" office:value="8780491.787" calcext:value-type="float">
            <text:p><text:s/>8,780,4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3912.15" calcext:value-type="float">
            <text:p><text:s/>93,912 <text:s/></text:p>
          </table:table-cell>
          <table:table-cell table:style-name="ce50" office:value-type="float" office:value="1714003.264" calcext:value-type="float">
            <text:p><text:s/>1,714,00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3540.799" calcext:value-type="float">
            <text:p><text:s/>1,573,541 <text:s/></text:p>
          </table:table-cell>
          <table:table-cell table:style-name="ce50" office:value-type="float" office:value="8455.36" calcext:value-type="float">
            <text:p><text:s/>8,4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33677" calcext:value-type="float">
            <text:p><text:s/>3,333,6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0256406.647" calcext:value-type="float">
            <text:p><text:s/>270,256,40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33677" calcext:value-type="float">
            <text:p><text:s/>3,333,6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0256406.647" calcext:value-type="float">
            <text:p><text:s/>270,256,40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852604.425" calcext:value-type="float">
            <text:p><text:s/>19,852,60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9.318" calcext:value-type="float">
            <text:p><text:s/>1,20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013.016" calcext:value-type="float">
            <text:p><text:s/>20,01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37708.616" calcext:value-type="float">
            <text:p><text:s/>3,237,70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62259.631" calcext:value-type="float">
            <text:p><text:s/>9,462,26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78105" calcext:value-type="float">
            <text:p><text:s/>4,178,10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44003.777" calcext:value-type="float">
            <text:p><text:s/>2,344,004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09305.067" calcext:value-type="float">
            <text:p><text:s/>609,30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827302.428" calcext:value-type="float">
            <text:p><text:s/>8,827,30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41542043.118" calcext:value-type="float">
            <text:p><text:s/>241,542,04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41542043.118" calcext:value-type="float">
            <text:p><text:s/>241,542,0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1111590.672" calcext:value-type="float">
            <text:p><text:s/>141,111,5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6703.643" calcext:value-type="float">
            <text:p><text:s/>426,7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77430.039" calcext:value-type="float">
            <text:p><text:s/>4,177,4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23712.701" calcext:value-type="float">
            <text:p><text:s/>4,923,7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8064.465" calcext:value-type="float">
            <text:p><text:s/>198,0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0489.564" calcext:value-type="float">
            <text:p><text:s/>380,4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90938.356" calcext:value-type="float">
            <text:p><text:s/>3,390,9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8578.726" calcext:value-type="float">
            <text:p><text:s/>558,5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576197.433" calcext:value-type="float">
            <text:p><text:s/>27,576,1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956462.605" calcext:value-type="float">
            <text:p><text:s/>19,956,4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03335.716" calcext:value-type="float">
            <text:p>( 303,33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879578.923" calcext:value-type="float">
            <text:p>( 17,879,57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75538.912" calcext:value-type="float">
            <text:p><text:s/>4,275,5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2076.413" calcext:value-type="float">
            <text:p><text:s/>2,372,07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972119.503" calcext:value-type="float">
            <text:p><text:s/>972,1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15662.721" calcext:value-type="float">
            <text:p><text:s/>3,715,6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9934.193" calcext:value-type="float">
            <text:p><text:s/>1,209,93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5111909.795" calcext:value-type="float">
            <text:p><text:s/>5,111,9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45595.916" calcext:value-type="float">
            <text:p><text:s/>5,345,5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74761.234" calcext:value-type="float">
            <text:p><text:s/>1,674,7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70834.682" calcext:value-type="float">
            <text:p><text:s/>3,670,8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15569.734" calcext:value-type="float">
            <text:p>( 315,570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679310.161" calcext:value-type="float">
            <text:p>( 2,679,31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866317.788" calcext:value-type="float">
            <text:p><text:s/>16,866,3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638346.012" calcext:value-type="float">
            <text:p><text:s/>15,638,3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27971.776" calcext:value-type="float">
            <text:p><text:s/>1,227,9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44034.635" calcext:value-type="float">
            <text:p>( 644,03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11340.678" calcext:value-type="float">
            <text:p><text:s/>7,511,34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325342.027" calcext:value-type="float">
            <text:p><text:s/>2,325,3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019864.193" calcext:value-type="float">
            <text:p><text:s/>49,019,8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4648910.846" calcext:value-type="float">
            <text:p>( 34,648,91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58529.084" calcext:value-type="float">
            <text:p><text:s/>2,558,5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48360.434" calcext:value-type="float">
            <text:p><text:s/>1,748,3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9651.57" calcext:value-type="float">
            <text:p><text:s/>1,039,6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62470.42" calcext:value-type="float">
            <text:p><text:s/>2,462,4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4496.926" calcext:value-type="float">
            <text:p><text:s/>564,497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3759.599" calcext:value-type="float">
            <text:p><text:s/>1,463,7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5977.354" calcext:value-type="float">
            <text:p><text:s/>1,425,9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782.245" calcext:value-type="float">
            <text:p><text:s/>37,7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36983.302" calcext:value-type="float">
            <text:p><text:s/>3,036,9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37861.06" calcext:value-type="float">
            <text:p><text:s/>2,037,86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99122.242" calcext:value-type="float">
            <text:p><text:s/>999,12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317438.1702" calcext:value-type="float">
            <text:p><text:s/>48,317,4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67406.843" calcext:value-type="float">
            <text:p><text:s/>5,167,4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12371.852" calcext:value-type="float">
            <text:p><text:s/>3,212,3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36189.785" calcext:value-type="float">
            <text:p><text:s/>1,536,1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76724.856" calcext:value-type="float">
            <text:p><text:s/>876,7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5477.868" calcext:value-type="float">
            <text:p><text:s/>1,365,4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66966.85" calcext:value-type="float">
            <text:p><text:s/>966,9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88365.533" calcext:value-type="float">
            <text:p><text:s/>1,688,3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531017.572" calcext:value-type="float">
            <text:p><text:s/>8,531,0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55308.2812" calcext:value-type="float">
            <text:p><text:s/>5,055,30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9917608.73" calcext:value-type="float">
            <text:p><text:s/>19,917,609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7612271.3748" calcext:value-type="float">
            <text:p><text:s/>47,612,2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2445530.8" calcext:value-type="float">
            <text:p><text:s/>22,445,531 <text:s/></text:p>
          </table:table-cell>
          <table:table-cell table:style-name="ce57" office:value-type="float" office:value="8780491.787" calcext:value-type="float">
            <text:p><text:s/>8,780,49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667452.949" calcext:value-type="float">
            <text:p><text:s/>1,667,453 <text:s/></text:p>
          </table:table-cell>
          <table:table-cell table:style-name="ce57" office:value-type="float" office:value="1722458.624" calcext:value-type="float">
            <text:p><text:s/>1,722,45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2445530.8" calcext:value-type="float">
            <text:p><text:s/>22,445,531 <text:s/></text:p>
          </table:table-cell>
          <table:table-cell table:style-name="ce57" office:value-type="float" office:value="8780491.787" calcext:value-type="float">
            <text:p><text:s/>8,780,49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3912.15" calcext:value-type="float">
            <text:p><text:s/>93,912 <text:s/></text:p>
          </table:table-cell>
          <table:table-cell table:style-name="ce57" office:value-type="float" office:value="1714003.264" calcext:value-type="float">
            <text:p><text:s/>1,714,00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573540.799" calcext:value-type="float">
            <text:p><text:s/>1,573,541 <text:s/></text:p>
          </table:table-cell>
          <table:table-cell table:style-name="ce57" office:value-type="float" office:value="8455.36" calcext:value-type="float">
            <text:p><text:s/>8,45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6年(西元2017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3116" calcext:value-type="float">
            <text:p><text:s/>113,116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3116" calcext:value-type="float">
            <text:p><text:s/>113,116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314526" calcext:value-type="float">
            <text:p><text:s/>20,314,526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314526" calcext:value-type="float">
            <text:p><text:s/>20,314,526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91305.3" calcext:value-type="float">
            <text:p><text:s/>5,091,305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91303.3" calcext:value-type="float">
            <text:p><text:s/>5,091,303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3116" calcext:value-type="float">
            <text:p><text:s/>113,116 <text:s/></text:p>
          </table:table-cell>
          <table:table-cell table:style-name="ce52" office:value-type="float" office:value="15223220.7" calcext:value-type="float">
            <text:p><text:s/>15,223,221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3116" calcext:value-type="float">
            <text:p><text:s/>113,116 <text:s/></text:p>
          </table:table-cell>
          <table:table-cell table:style-name="ce52" office:value-type="float" office:value="15223220.7" calcext:value-type="float">
            <text:p><text:s/>15,223,221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223220.7" calcext:value-type="float">
            <text:p><text:s/>15,223,221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5357.333333333" calcext:value-type="float">
            <text:p><text:s/>195,357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9804.666666667" calcext:value-type="float">
            <text:p><text:s/>529,805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9883" calcext:value-type="float">
            <text:p><text:s/>209,883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78269.85" calcext:value-type="float">
            <text:p><text:s/>13,478,270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78269.85" calcext:value-type="float">
            <text:p><text:s/>13,478,270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51442.73" calcext:value-type="float">
            <text:p>( 151,443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326827.12" calcext:value-type="float">
            <text:p>( 13,326,827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134.85" calcext:value-type="float">
            <text:p><text:s/>84,135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480.91" calcext:value-type="float">
            <text:p><text:s/>50,481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653.94" calcext:value-type="float">
            <text:p><text:s/>33,654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3653.94" calcext:value-type="float">
            <text:p>( 33,654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5771" calcext:value-type="float">
            <text:p><text:s/>725,771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25771" calcext:value-type="float">
            <text:p>( 725,771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393.48" calcext:value-type="float">
            <text:p><text:s/>3,393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393.48" calcext:value-type="float">
            <text:p><text:s/>3,393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9722.52" calcext:value-type="float">
            <text:p><text:s/>109,723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